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5.13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99ff66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poil|pö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6</text:p>
          </table:table-cell>
          <table:table-cell office:value-type="string" calcext:value-type="string">
            <text:p>ferr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|fare|fa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2|do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|des2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24</text:p>
          </table:table-cell>
          <table:table-cell office:value-type="string" calcext:value-type="string">
            <text:p>Nag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ui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|viv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5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67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office:value-type="string" calcext:value-type="string">
            <text:p>chalonj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endre|faire|fo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2</text:p>
          </table:table-cell>
          <table:table-cell table:number-columns-repeated="2" office:value-type="string" calcext:value-type="string">
            <text:p>baiv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̈er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office:value-type="string" calcext:value-type="string">
            <text:p>damedex</text:p>
          </table:table-cell>
          <table:table-cell office:value-type="string" calcext:value-type="string">
            <text:p>dan2|d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6</text:p>
          </table:table-cell>
          <table:table-cell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table:number-columns-repeated="2" office:value-type="string" calcext:value-type="string">
            <text:p>pes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office:value-type="string" calcext:value-type="string">
            <text:p>fer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|paire|pere1|pie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9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fauchon|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office:value-type="string" calcext:value-type="string">
            <text:p>traversee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|brü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table:number-columns-repeated="2" office:value-type="string" calcext:value-type="string">
            <text:p>troi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|sus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ler|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/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enir|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LEMMA Pandora</text:p>
          </table:table-cell>
          <table:table-cell table:style-name="ce1" office:value-type="string">
            <text:p>Lemma TreeTagger</text:p>
          </table:table-cell>
          <table:table-cell table:style-name="ce1" office:value-type="string">
            <text:p>PPOS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PERS.</text:p>
          </table:table-cell>
          <table:table-cell table:style-name="ce3" office:value-type="string">
            <text:p>NOMB.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CAS</text:p>
          </table:table-cell>
          <table:table-cell table:style-name="ce1" office:value-type="string">
            <text:p>DEGRÉ</text:p>
          </table:table-cell>
          <table:table-cell table:style-name="ce1" office:value-type="string">
            <text:p>PPOS_M</text:p>
          </table:table-cell>
          <table:table-cell table:style-name="ce1" office:value-type="string">
            <text:p>flect_M</text:p>
          </table:table-cell>
          <table:table-cell table:style-name="ce1" office:value-type="string">
            <text:p>Remarques</text:p>
          </table:table-cell>
        </table:table-row>
        <table:table-row table:style-name="ro2">
          <table:table-cell table:style-name="ce2"/>
          <table:table-cell table:style-name="ce2" office:value-type="string">
            <text:p>unc</text:p>
          </table:table-cell>
          <table:table-cell table:style-name="ce6" office:value-type="string">
            <text:p>onque</text:p>
          </table:table-cell>
          <table:table-cell table:style-name="ce6" office:value-type="string">
            <text:p>onque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au</text:p>
          </table:table-cell>
          <table:table-cell table:style-name="ce2" office:value-type="string">
            <text:p>a3+le</text:p>
          </table:table-cell>
          <table:table-cell table:style-name="ce6" office:value-type="string">
            <text:p>a3+le|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number-columns-repeated="3" table:style-name="ce2" office:value-type="string">
            <text:p>test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oefe</text:p>
          </table:table-cell>
          <table:table-cell table:style-name="ce2" office:value-type="string">
            <text:p>coife</text:p>
          </table:table-cell>
          <table:table-cell table:style-name="ce2" office:value-type="string">
            <text:p>coif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style-name="ce2" office:value-type="string">
            <text:p>en2|en</text:p>
          </table:table-cell>
          <table:table-cell table:style-name="ce6" office:value-type="string">
            <text:p>en2|en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abatit</text:p>
          </table:table-cell>
          <table:table-cell table:style-name="ce6" office:value-type="string">
            <text:p>abatre</text:p>
          </table:table-cell>
          <table:table-cell table:style-name="ce6" office:value-type="string">
            <text:p>abatre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ou</text:p>
          </table:table-cell>
          <table:table-cell table:style-name="ce2" office:value-type="string">
            <text:p>en1+le</text:p>
          </table:table-cell>
          <table:table-cell table:style-name="ce6" office:value-type="string">
            <text:p>en1+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2" table:style-name="ce2" office:value-type="string">
            <text:p>pré</text:p>
          </table:table-cell>
          <table:table-cell table:style-name="ce6" office:value-type="string">
            <text:p>pré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</text:p>
          </table:table-cell>
          <table:table-cell table:number-columns-repeated="2" table:style-name="ce6" office:value-type="string">
            <text:p>de+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hevoux</text:p>
          </table:table-cell>
          <table:table-cell table:style-name="ce2" office:value-type="string">
            <text:p>chevel</text:p>
          </table:table-cell>
          <table:table-cell table:style-name="ce2" office:value-type="string">
            <text:p>chevel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u</text:p>
          </table:table-cell>
          <table:table-cell table:number-columns-repeated="2" table:style-name="ce6" office:value-type="string">
            <text:p>de+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hief</text:p>
          </table:table-cell>
          <table:table-cell table:style-name="ce6" office:value-type="string">
            <text:p>chief1</text:p>
          </table:table-cell>
          <table:table-cell table:style-name="ce2" office:value-type="string">
            <text:p>chief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number-columns-repeated="2" table:style-name="ce2" office:value-type="string">
            <text:p>partie</text:p>
          </table:table-cell>
          <table:table-cell table:style-name="ce6" office:value-type="string">
            <text:p>parti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rasé</text:p>
          </table:table-cell>
          <table:table-cell table:style-name="ce2" office:value-type="string">
            <text:p>raser</text:p>
          </table:table-cell>
          <table:table-cell table:style-name="ce6" office:value-type="string">
            <text:p>ras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p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Damedex</text:p>
          </table:table-cell>
          <table:table-cell table:style-name="ce2" office:value-type="string">
            <text:p>damnedeu</text:p>
          </table:table-cell>
          <table:table-cell table:style-name="ce2" office:value-type="string">
            <text:p>damnedeu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style-name="ce2" office:value-type="string">
            <text:p>il</text:p>
          </table:table-cell>
          <table:table-cell table:style-name="ce6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garda</text:p>
          </table:table-cell>
          <table:table-cell table:style-name="ce2" office:value-type="string">
            <text:p>garder</text:p>
          </table:table-cell>
          <table:table-cell table:style-name="ce6" office:value-type="string">
            <text:p>gard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table:style-name="ce6"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style-name="ce6" office:value-type="string">
            <text:p>en1</text:p>
          </table:table-cell>
          <table:table-cell table:style-name="ce6" office:value-type="string">
            <text:p>en1|en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char</text:p>
          </table:table-cell>
          <table:table-cell table:style-name="ce6" office:value-type="string">
            <text:p>char2</text:p>
          </table:table-cell>
          <table:table-cell table:style-name="ce2" office:value-type="string">
            <text:p>char2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ne</text:p>
          </table:table-cell>
          <table:table-cell table:style-name="ce6" office:value-type="string">
            <text:p>ne1</text:p>
          </table:table-cell>
          <table:table-cell table:style-name="ce2" office:value-type="string">
            <text:p>ne1</text:p>
          </table:table-cell>
          <table:table-cell table:style-name="ce2" office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number-columns-repeated="2" table:style-name="ce6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6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touché</text:p>
          </table:table-cell>
          <table:table-cell table:style-name="ce2" office:value-type="string">
            <text:p>tochier</text:p>
          </table:table-cell>
          <table:table-cell table:style-name="ce2" office:value-type="string">
            <text:p>toch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uens</text:p>
          </table:table-cell>
          <table:table-cell table:style-name="ce6" office:value-type="string">
            <text:p>conte1</text:p>
          </table:table-cell>
          <table:table-cell table:style-name="ce6" office:value-type="string">
            <text:p>conte1|cont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refiert</text:p>
          </table:table-cell>
          <table:table-cell table:style-name="ce6" office:value-type="string">
            <text:p>referir2</text:p>
          </table:table-cell>
          <table:table-cell table:style-name="ce6" office:value-type="string">
            <text:p>referir2|refer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ui</text:p>
          </table:table-cell>
          <table:table-cell table:style-name="ce6" office:value-type="string">
            <text:p>il</text:p>
          </table:table-cell>
          <table:table-cell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par</text:p>
          </table:table-cell>
          <table:table-cell table:number-columns-repeated="2" table:style-name="ce6" office:value-type="string">
            <text:p>pa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vive</text:p>
          </table:table-cell>
          <table:table-cell table:style-name="ce2" office:value-type="string">
            <text:p>vif</text:p>
          </table:table-cell>
          <table:table-cell table:style-name="ce6" office:value-type="string">
            <text:p>vif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postaé</text:p>
          </table:table-cell>
          <table:table-cell table:style-name="ce2" office:value-type="string">
            <text:p>pöesté</text:p>
          </table:table-cell>
          <table:table-cell table:style-name="ce2" office:value-type="string">
            <text:p>pöesté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i</text:p>
          </table:table-cell>
          <table:table-cell table:style-name="ce6" office:value-type="string">
            <text:p>i2</text:p>
          </table:table-cell>
          <table:table-cell table:style-name="ce6" office:value-type="string">
            <text:p>i2|i|y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sma</text:p>
          </table:table-cell>
          <table:table-cell table:style-name="ce2" office:value-type="string">
            <text:p>esmer</text:p>
          </table:table-cell>
          <table:table-cell table:style-name="ce2" office:value-type="string">
            <text:p>esm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.i.</text:p>
          </table:table-cell>
          <table:table-cell table:number-columns-repeated="2" table:style-name="ce2" office:value-type="string">
            <text:p>un</text:p>
          </table:table-cell>
          <table:table-cell table:style-name="ce2" office:value-type="string">
            <text:p>DETcar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cop</text:p>
          </table:table-cell>
          <table:table-cell table:style-name="ce2" office:value-type="string">
            <text:p>coup1</text:p>
          </table:table-cell>
          <table:table-cell table:style-name="ce6" office:value-type="string">
            <text:p>cop|coup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sor</text:p>
          </table:table-cell>
          <table:table-cell table:number-columns-repeated="2" table:style-name="ce6" office:value-type="string">
            <text:p>sor2|sur1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number-columns-repeated="2" table:style-name="ce6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heaume</text:p>
          </table:table-cell>
          <table:table-cell table:number-columns-repeated="2" table:style-name="ce6" office:value-type="string">
            <text:p>heaum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jemé</text:p>
          </table:table-cell>
          <table:table-cell table:style-name="ce2" office:value-type="string">
            <text:p>gemé</text:p>
          </table:table-cell>
          <table:table-cell table:style-name="ce2" office:value-type="string">
            <text:p>gemé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Fierabras</text:p>
          </table:table-cell>
          <table:table-cell table:style-name="ce2" office:value-type="string">
            <text:p>fierabras</text:p>
          </table:table-cell>
          <table:table-cell table:style-name="ce2" office:value-type="string">
            <text:p>fierabras</text:p>
          </table:table-cell>
          <table:table-cell table:style-name="ce2" office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voit</text:p>
          </table:table-cell>
          <table:table-cell table:style-name="ce2" office:value-type="string">
            <text:p>vëoir</text:p>
          </table:table-cell>
          <table:table-cell table:style-name="ce2" office:value-type="string">
            <text:p>vë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number-columns-repeated="2" table:style-name="ce6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op</text:p>
          </table:table-cell>
          <table:table-cell table:style-name="ce2" office:value-type="string">
            <text:p>coup1</text:p>
          </table:table-cell>
          <table:table-cell table:style-name="ce6" office:value-type="string">
            <text:p>cop|coup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table:style-name="ce2" office:value-type="string">
            <text:p>que2|que3</text:p>
          </table:table-cell>
          <table:table-cell table:style-name="ce6" office:value-type="string">
            <text:p>que2|que3|que</text:p>
          </table:table-cell>
          <table:table-cell table:style-name="ce2" office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3"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4" office:value-type="string">
            <text:p>la</text:p>
          </table:table-cell>
          <table:table-cell table:style-name="ce2" table:number-columns-repeated="3"/>
          <table:table-cell table:number-columns-repeated="2"/>
          <table:table-cell table:style-name="ce2" table:number-columns-repeated="7"/>
          <table:table-cell table:style-name="ce2" office:value-type="string">
            <text:p>L[ui] a ? Donc deux lemmes ?</text:p>
          </table:table-cell>
        </table:table-row>
        <table:table-row table:style-name="ro2">
          <table:table-cell table:style-name="ce2"/>
          <table:table-cell table:style-name="ce2" office:value-type="string">
            <text:p>asiné</text:p>
          </table:table-cell>
          <table:table-cell table:number-columns-repeated="2" table:style-name="ce2" office:value-type="string">
            <text:p>assen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e</text:p>
          </table:table-cell>
          <table:table-cell table:number-columns-repeated="2" table:style-name="ce2" office:value-type="string">
            <text:p>ce1</text:p>
          </table:table-cell>
          <table:table-cell table:style-name="ce2" office:value-type="string">
            <text:p>PROdem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table:style-name="ce6"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il</text:p>
          </table:table-cell>
          <table:table-cell table:style-name="ce6" office:value-type="string">
            <text:p>il</text:p>
          </table:table-cell>
          <table:table-cell table:style-name="ce6"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tint</text:p>
          </table:table-cell>
          <table:table-cell table:style-name="ce6" office:value-type="string">
            <text:p>tenir</text:p>
          </table:table-cell>
          <table:table-cell table:style-name="ce2" office:value-type="string">
            <text:p>ten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number-columns-repeated="2" table:style-name="ce6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scu</text:p>
          </table:table-cell>
          <table:table-cell table:style-name="ce6" office:value-type="string">
            <text:p>escu</text:p>
          </table:table-cell>
          <table:table-cell table:style-name="ce6" office:value-type="string">
            <text:p>escu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style-name="ce2" office:value-type="string">
            <text:p>avoir</text:p>
          </table:table-cell>
          <table:table-cell table:style-name="ce6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number-columns-repeated="2" table:style-name="ce2" office:value-type="string">
            <text:p>en1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contre</text:p>
          </table:table-cell>
          <table:table-cell table:number-columns-repeated="2" table:style-name="ce6" office:value-type="string">
            <text:p>contre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geté</text:p>
          </table:table-cell>
          <table:table-cell table:style-name="ce2" office:value-type="string">
            <text:p>gaitier</text:p>
          </table:table-cell>
          <table:table-cell table:style-name="ce2" office:value-type="string">
            <text:p>gait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table:style-name="ce6"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tot</text:p>
          </table:table-cell>
          <table:table-cell table:style-name="ce6" office:value-type="string">
            <text:p>tot</text:p>
          </table:table-cell>
          <table:table-cell table:style-name="ce6" office:value-type="string">
            <text:p>to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descovert</text:p>
          </table:table-cell>
          <table:table-cell table:style-name="ce2" office:value-type="string">
            <text:p>descovrir</text:p>
          </table:table-cell>
          <table:table-cell table:style-name="ce6" office:value-type="string">
            <text:p>descovri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number-columns-repeated="2" table:style-name="ce2" office:value-type="string">
            <text:p>flanc</text:p>
          </table:table-cell>
          <table:table-cell table:style-name="ce6" office:value-type="string">
            <text:p>flanc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style-name="ce6" office:value-type="string">
            <text:p>le</text:p>
          </table:table-cell>
          <table:table-cell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costé</text:p>
          </table:table-cell>
          <table:table-cell table:style-name="ce6" office:value-type="string">
            <text:p>costé</text:p>
          </table:table-cell>
          <table:table-cell table:style-name="ce2" office:value-type="string">
            <text:p>costé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Olivier</text:p>
          </table:table-cell>
          <table:table-cell table:style-name="ce6" office:value-type="string">
            <text:p>oliver</text:p>
          </table:table-cell>
          <table:table-cell table:style-name="ce2" office:value-type="string">
            <text:p>oliver</text:p>
          </table:table-cell>
          <table:table-cell table:style-name="ce2" office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style-name="ce2" office:value-type="string">
            <text:p>il</text:p>
          </table:table-cell>
          <table:table-cell table:style-name="ce6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percoit</text:p>
          </table:table-cell>
          <table:table-cell table:style-name="ce2" office:value-type="string">
            <text:p>apercevoir</text:p>
          </table:table-cell>
          <table:table-cell table:style-name="ce6" office:value-type="string">
            <text:p>aperce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mout</text:p>
          </table:table-cell>
          <table:table-cell table:style-name="ce2" office:value-type="string">
            <text:p>mout</text:p>
          </table:table-cell>
          <table:table-cell table:style-name="ce6" office:value-type="string">
            <text:p>mou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4" office:value-type="string">
            <text:p>la</text:p>
          </table:table-cell>
          <table:table-cell table:style-name="ce2" table:number-columns-repeated="3"/>
          <table:table-cell table:number-columns-repeated="2"/>
          <table:table-cell table:style-name="ce2" table:number-columns-repeated="7"/>
          <table:table-cell table:style-name="ce2" office:value-type="string">
            <text:p>« l'a » donc deux lemmes ?</text:p>
          </table:table-cell>
        </table:table-row>
        <table:table-row table:style-name="ro2">
          <table:table-cell table:style-name="ce2"/>
          <table:table-cell table:style-name="ce2" office:value-type="string">
            <text:p>bien</text:p>
          </table:table-cell>
          <table:table-cell table:style-name="ce6" office:value-type="string">
            <text:p>bien1</text:p>
          </table:table-cell>
          <table:table-cell table:style-name="ce2" office:value-type="string">
            <text:p>bien1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avisié</text:p>
          </table:table-cell>
          <table:table-cell table:number-columns-repeated="2" table:style-name="ce2" office:value-type="string">
            <text:p>avis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u</text:p>
          </table:table-cell>
          <table:table-cell office:value-type="string">
            <text:p>a3+le</text:p>
          </table:table-cell>
          <table:table-cell table:style-name="ce6" office:value-type="string">
            <text:p>a3+le|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4" office:value-type="string">
            <text:p>n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2" table:style-name="ce2" office:value-type="string">
            <text:p>retraire</text:p>
          </table:table-cell>
          <table:table-cell table:style-name="ce6" office:value-type="string">
            <text:p>retraire</text:p>
          </table:table-cell>
          <table:table-cell table:style-name="ce2" office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number-columns-repeated="2" table:style-name="ce6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fiert</text:p>
          </table:table-cell>
          <table:table-cell table:style-name="ce6" office:value-type="string">
            <text:p>ferir</text:p>
          </table:table-cell>
          <table:table-cell table:style-name="ce6" office:value-type="string">
            <text:p>fer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du</text:p>
          </table:table-cell>
          <table:table-cell table:style-name="ce6" office:value-type="string">
            <text:p>de+le</text:p>
          </table:table-cell>
          <table:table-cell table:style-name="ce6" office:value-type="string">
            <text:p>de+le|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ranc</text:p>
          </table:table-cell>
          <table:table-cell table:number-columns-repeated="2" table:style-name="ce6" office:value-type="string">
            <text:p>brant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i</text:p>
          </table:table-cell>
          <table:table-cell table:number-columns-repeated="2" table:style-name="ce6" office:value-type="string">
            <text:p>qui</text:p>
          </table:table-cell>
          <table:table-cell table:style-name="ce2" office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st</text:p>
          </table:table-cell>
          <table:table-cell table:style-name="ce6" office:value-type="string">
            <text:p>estre1</text:p>
          </table:table-cell>
          <table:table-cell table:style-name="ce2" office:value-type="string">
            <text:p>estre1|estre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etré</text:p>
          </table:table-cell>
          <table:table-cell table:style-name="ce2" office:value-type="string">
            <text:p>letré1</text:p>
          </table:table-cell>
          <table:table-cell table:style-name="ce6" office:value-type="string">
            <text:p>letré1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office:value-type="string">
            <text:p>p</text:p>
          </table:table-cell>
          <table:table-cell table:style-name="ce2" office:value-type="string">
            <text:p>VERppe</text:p>
          </table:table-cell>
          <table:table-cell table:style-name="ce2" office:value-type="string">
            <text:p>s|m|r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par</text:p>
          </table:table-cell>
          <table:table-cell table:number-columns-repeated="2" table:style-name="ce6" office:value-type="string">
            <text:p>pa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or</text:p>
          </table:table-cell>
          <table:table-cell table:style-name="ce2" office:value-type="string">
            <text:p>desor</text:p>
          </table:table-cell>
          <table:table-cell table:style-name="ce6" office:value-type="string">
            <text:p>deso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maimelle</text:p>
          </table:table-cell>
          <table:table-cell table:number-columns-repeated="2" table:style-name="ce2" office:value-type="string">
            <text:p>mamell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style-name="ce6" office:value-type="string">
            <text:p>il</text:p>
          </table:table-cell>
          <table:table-cell table:style-name="ce6"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6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cop</text:p>
          </table:table-cell>
          <table:table-cell table:style-name="ce2" office:value-type="string">
            <text:p>coup1</text:p>
          </table:table-cell>
          <table:table-cell table:style-name="ce6" office:value-type="string">
            <text:p>cop|coup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oné</text:p>
          </table:table-cell>
          <table:table-cell table:style-name="ce6" office:value-type="string">
            <text:p>doner</text:p>
          </table:table-cell>
          <table:table-cell table:style-name="ce6" office:value-type="string">
            <text:p>don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style-name="ce6" office:value-type="string">
            <text:p>le</text:p>
          </table:table-cell>
          <table:table-cell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r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blanc</text:p>
          </table:table-cell>
          <table:table-cell table:number-columns-repeated="2" table:style-name="ce6" office:value-type="string">
            <text:p>blanc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auberc</text:p>
          </table:table-cell>
          <table:table-cell table:style-name="ce2" office:value-type="string">
            <text:p>hauberc</text:p>
          </table:table-cell>
          <table:table-cell table:style-name="ce6" office:value-type="string">
            <text:p>hauberc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style-name="ce6" office:value-type="string">
            <text:p>il</text:p>
          </table:table-cell>
          <table:table-cell table:style-name="ce6"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6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4" office:value-type="string">
            <text:p>desrot</text:p>
          </table:table-cell>
          <table:table-cell table:style-name="ce2" office:value-type="string">
            <text:p>desroiier</text:p>
          </table:table-cell>
          <table:table-cell table:style-name="ce2" office:value-type="string">
            <text:p>desroi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maellé</text:p>
          </table:table-cell>
          <table:table-cell table:style-name="ce6" office:value-type="string">
            <text:p>desmaillier</text:p>
          </table:table-cell>
          <table:table-cell table:style-name="ce2" office:value-type="string">
            <text:p>desmaill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style-name="ce6" office:value-type="string">
            <text:p>le</text:p>
          </table:table-cell>
          <table:table-cell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haval</text:p>
          </table:table-cell>
          <table:table-cell table:style-name="ce6" office:value-type="string">
            <text:p>cheval</text:p>
          </table:table-cell>
          <table:table-cell table:style-name="ce2" office:value-type="string">
            <text:p>cheval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par</text:p>
          </table:table-cell>
          <table:table-cell table:number-columns-repeated="2" table:style-name="ce6" office:value-type="string">
            <text:p>pa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oz</text:p>
          </table:table-cell>
          <table:table-cell table:style-name="ce6" office:value-type="string">
            <text:p>desoz</text:p>
          </table:table-cell>
          <table:table-cell table:style-name="ce6" office:value-type="string">
            <text:p>desoz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lia</text:p>
          </table:table-cell>
          <table:table-cell table:style-name="ce2" office:value-type="string">
            <text:p>liier3</text:p>
          </table:table-cell>
          <table:table-cell table:style-name="ce6" office:value-type="string">
            <text:p>liier3|lï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tout</text:p>
          </table:table-cell>
          <table:table-cell table:style-name="ce6" office:value-type="string">
            <text:p>tot</text:p>
          </table:table-cell>
          <table:table-cell table:style-name="ce6" office:value-type="string">
            <text:p>to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detranchié</text:p>
          </table:table-cell>
          <table:table-cell table:style-name="ce2" office:value-type="string">
            <text:p>detrenchier</text:p>
          </table:table-cell>
          <table:table-cell table:style-name="ce6" office:value-type="string">
            <text:p>detrench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uens</text:p>
          </table:table-cell>
          <table:table-cell table:style-name="ce6" office:value-type="string">
            <text:p>conte1</text:p>
          </table:table-cell>
          <table:table-cell table:style-name="ce6" office:value-type="string">
            <text:p>conte1|cont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style-name="ce2" office:value-type="string">
            <text:p>il</text:p>
          </table:table-cell>
          <table:table-cell table:style-name="ce6"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poia</text:p>
          </table:table-cell>
          <table:table-cell table:style-name="ce2" office:value-type="string">
            <text:p>apoiier</text:p>
          </table:table-cell>
          <table:table-cell table:style-name="ce6" office:value-type="string">
            <text:p>apoii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table:style-name="ce6"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cuer</text:p>
          </table:table-cell>
          <table:table-cell table:style-name="ce6" office:value-type="string">
            <text:p>cuer2</text:p>
          </table:table-cell>
          <table:table-cell table:style-name="ce2" office:value-type="string">
            <text:p>cuer2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ot</text:p>
          </table:table-cell>
          <table:table-cell table:number-columns-repeated="2" table:style-name="ce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irié</text:p>
          </table:table-cell>
          <table:table-cell table:style-name="ce2" office:value-type="string">
            <text:p>irier</text:p>
          </table:table-cell>
          <table:table-cell table:style-name="ce6" office:value-type="string">
            <text:p>ir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Tout</text:p>
          </table:table-cell>
          <table:table-cell table:style-name="ce6" office:value-type="string">
            <text:p>tot</text:p>
          </table:table-cell>
          <table:table-cell table:style-name="ce2" office:value-type="string">
            <text:p>to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i</text:p>
          </table:table-cell>
          <table:table-cell table:style-name="ce6" office:value-type="string">
            <text:p>i2</text:p>
          </table:table-cell>
          <table:table-cell table:style-name="ce6" office:value-type="string">
            <text:p>i2|i|y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6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sa</text:p>
          </table:table-cell>
          <table:table-cell table:style-name="ce6" office:value-type="string">
            <text:p>son4</text:p>
          </table:table-cell>
          <table:table-cell table:style-name="ce6" office:value-type="string">
            <text:p>son4|son</text:p>
          </table:table-cell>
          <table:table-cell table:style-name="ce2" office:value-type="string">
            <text:p>DETpos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vertu</text:p>
          </table:table-cell>
          <table:table-cell table:number-columns-repeated="2" table:style-name="ce6" office:value-type="string">
            <text:p>vertu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son</text:p>
          </table:table-cell>
          <table:table-cell table:style-name="ce6" office:value-type="string">
            <text:p>son4</text:p>
          </table:table-cell>
          <table:table-cell table:style-name="ce6" office:value-type="string">
            <text:p>son4|son</text:p>
          </table:table-cell>
          <table:table-cell table:style-name="ce2" office:value-type="string">
            <text:p>DETpos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ranc</text:p>
          </table:table-cell>
          <table:table-cell table:style-name="ce2" office:value-type="string">
            <text:p>brant1</text:p>
          </table:table-cell>
          <table:table-cell table:style-name="ce6" office:value-type="string">
            <text:p>brant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ien</text:p>
          </table:table-cell>
          <table:table-cell table:style-name="ce6" office:value-type="string">
            <text:p>bien1</text:p>
          </table:table-cell>
          <table:table-cell table:style-name="ce2" office:value-type="string">
            <text:p>bien1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boté</text:p>
          </table:table-cell>
          <table:table-cell table:number-columns-repeated="2" table:style-name="ce2" office:value-type="string">
            <text:p>boter1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elez</text:p>
          </table:table-cell>
          <table:table-cell table:style-name="ce6" office:value-type="string">
            <text:p>dalez</text:p>
          </table:table-cell>
          <table:table-cell table:style-name="ce2" office:value-type="string">
            <text:p>dalez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number-columns-repeated="2" table:style-name="ce2" office:value-type="string">
            <text:p>flanc</text:p>
          </table:table-cell>
          <table:table-cell table:style-name="ce6" office:value-type="string">
            <text:p>flanc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2" table:style-name="ce2" office:value-type="string">
            <text:p>senestre</text:p>
          </table:table-cell>
          <table:table-cell table:style-name="ce6" office:value-type="string">
            <text:p>senestre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style-name="ce6" office:value-type="string">
            <text:p>il</text:p>
          </table:table-cell>
          <table:table-cell table:style-name="ce6"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6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branc</text:p>
          </table:table-cell>
          <table:table-cell table:number-columns-repeated="2" table:style-name="ce6" office:value-type="string">
            <text:p>brant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olé</text:p>
          </table:table-cell>
          <table:table-cell table:style-name="ce2" office:value-type="string">
            <text:p>coler1</text:p>
          </table:table-cell>
          <table:table-cell table:style-name="ce6" office:value-type="string">
            <text:p>coler1|col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uc</text:p>
          </table:table-cell>
          <table:table-cell table:style-name="ce2" office:value-type="string">
            <text:p>dusque</text:p>
          </table:table-cell>
          <table:table-cell table:style-name="ce2" office:value-type="string">
            <text:p>dusque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z</text:p>
          </table:table-cell>
          <table:table-cell table:style-name="ce6" office:value-type="string">
            <text:p>enz</text:p>
          </table:table-cell>
          <table:table-cell table:style-name="ce6" office:value-type="string">
            <text:p>enz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style-name="ce2" office:value-type="string">
            <text:p>en1</text:p>
          </table:table-cell>
          <table:table-cell table:style-name="ce6" office:value-type="string">
            <text:p>en1|en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mie</text:p>
          </table:table-cell>
          <table:table-cell table:number-columns-repeated="2" table:style-name="ce2" office:value-type="string">
            <text:p>mi2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style-name="ce2" office:value-type="string">
            <text:p>le </text:p>
          </table:table-cell>
          <table:table-cell table:style-name="ce6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schine</text:p>
          </table:table-cell>
          <table:table-cell table:style-name="ce6" office:value-type="string">
            <text:p>eschine</text:p>
          </table:table-cell>
          <table:table-cell table:style-name="ce6" office:value-type="string">
            <text:p>eschin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4"/>
          <table:table-cell table:style-name="ce2" office:value-type="string">
            <text:p>la</text:p>
          </table:table-cell>
          <table:table-cell table:number-columns-repeated="2"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4"/>
          <table:table-cell table:style-name="ce2" office:value-type="string">
            <text:p>trachie</text:p>
          </table:table-cell>
          <table:table-cell table:style-name="ce2" office:value-type="string">
            <text:p>trachee</text:p>
          </table:table-cell>
          <table:table-cell table:style-name="ce2" office:value-type="string">
            <text:p>trache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copé</text:p>
          </table:table-cell>
          <table:table-cell table:style-name="ce2" office:value-type="string">
            <text:p>coper</text:p>
          </table:table-cell>
          <table:table-cell table:style-name="ce6" office:value-type="string">
            <text:p>cop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 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poi</text:p>
          </table:table-cell>
          <table:table-cell table:style-name="ce6" office:value-type="string">
            <text:p>poi</text:p>
          </table:table-cell>
          <table:table-cell table:style-name="ce6" office:value-type="string">
            <text:p>poi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table:style-name="ce6"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oel</text:p>
          </table:table-cell>
          <table:table-cell table:style-name="ce2" office:value-type="string">
            <text:p>böel</text:p>
          </table:table-cell>
          <table:table-cell table:style-name="ce6" office:value-type="string">
            <text:p>böel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ne</text:p>
          </table:table-cell>
          <table:table-cell table:style-name="ce6" office:value-type="string">
            <text:p>ne1</text:p>
          </table:table-cell>
          <table:table-cell table:style-name="ce2" office:value-type="string">
            <text:p>ne1</text:p>
          </table:table-cell>
          <table:table-cell table:style-name="ce2" office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style-name="ce6" office:value-type="string">
            <text:p>il</text:p>
          </table:table-cell>
          <table:table-cell table:style-name="ce6"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sunt</text:p>
          </table:table-cell>
          <table:table-cell table:style-name="ce6" office:value-type="string">
            <text:p>estre1</text:p>
          </table:table-cell>
          <table:table-cell table:style-name="ce2" office:value-type="string">
            <text:p>estre1|estre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p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number-columns-repeated="2" table:style-name="ce2" office:value-type="string">
            <text:p>hors</text:p>
          </table:table-cell>
          <table:table-cell table:style-name="ce6" office:value-type="string">
            <text:p>hors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volé</text:p>
          </table:table-cell>
          <table:table-cell table:style-name="ce2" office:value-type="string">
            <text:p>voler</text:p>
          </table:table-cell>
          <table:table-cell table:style-name="ce6" office:value-type="string">
            <text:p>vol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Mes</text:p>
          </table:table-cell>
          <table:table-cell table:style-name="ce6" office:value-type="string">
            <text:p>mais1</text:p>
          </table:table-cell>
          <table:table-cell table:style-name="ce2" office:value-type="string">
            <text:p>mais1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4"/>
          <table:table-cell table:style-name="ce2" office:value-type="string">
            <text:p>i</text:p>
          </table:table-cell>
          <table:table-cell table:style-name="ce2" office:value-type="string">
            <text:p>il</text:p>
          </table:table-cell>
          <table:table-cell table:style-name="ce2"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3"/>
          <table:table-cell table:style-name="ce2" office:value-type="string">
            <text:p>I car élision du « l » → il ?</text:p>
          </table:table-cell>
        </table:table-row>
        <table:table-row table:style-name="ro2">
          <table:table-cell table:style-name="ce2"/>
          <table:table-cell table:style-name="ce2" office:value-type="string">
            <text:p>n</text:p>
          </table:table-cell>
          <table:table-cell table:style-name="ce6" office:value-type="string">
            <text:p>ne1</text:p>
          </table:table-cell>
          <table:table-cell table:style-name="ce2" office:value-type="string">
            <text:p>ne1</text:p>
          </table:table-cell>
          <table:table-cell table:style-name="ce2" office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style-name="ce6" office:value-type="string">
            <text:p>en2</text:p>
          </table:table-cell>
          <table:table-cell office:value-type="string">
            <text:p>en2|en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/>
          <table:table-cell office:value-type="string">
            <text:p>i</text:p>
          </table:table-cell>
          <table:table-cell table:style-name="ce6"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t</text:p>
          </table:table-cell>
          <table:table-cell table:style-name="ce6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us</text:p>
          </table:table-cell>
          <table:table-cell office:value-type="string">
            <text:p>nul</text:p>
          </table:table-cell>
          <table:table-cell table:style-name="ce6" office:value-type="string">
            <text:p>nul</text:p>
          </table:table-cell>
          <table:table-cell office:value-type="string">
            <text:p>ADVgen</text:p>
          </table:table-cell>
          <table:table-cell table:number-columns-repeated="6"/>
          <table:table-cell table:style-name="ce2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umis</text:p>
          </table:table-cell>
          <table:table-cell office:value-type="string">
            <text:p>maumetre</text:p>
          </table:table-cell>
          <table:table-cell table:style-name="ce6" office:value-type="string">
            <text:p>maume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table:style-name="ce4"/>
          <table:table-cell office:value-type="string">
            <text:p>emperé</text:p>
          </table:table-cell>
          <table:table-cell office:value-type="string">
            <text:p>emperer</text:p>
          </table:table-cell>
          <table:table-cell office:value-type="string">
            <text:p>empe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style-name="ce6" office:value-type="string">
            <text:p>le</text:p>
          </table:table-cell>
          <table:table-cell office:value-type="string">
            <text:p>le 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nc</text:p>
          </table:table-cell>
          <table:table-cell table:style-name="ce6" office:value-type="string">
            <text:p>sanc</text:p>
          </table:table-cell>
          <table:table-cell table:style-name="ce6" office:value-type="string">
            <text:p>s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6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>
            <text:p>foison</text:p>
          </table:table-cell>
          <table:table-cell table:style-name="ce6" office:value-type="string">
            <text:p>fois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table:style-name="ce6"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st</text:p>
          </table:table-cell>
          <table:table-cell table:number-columns-repeated="2" office:value-type="string">
            <text:p>is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ors</text:p>
          </table:table-cell>
          <table:table-cell office:value-type="string">
            <text:p>hors </text:p>
          </table:table-cell>
          <table:table-cell table:style-name="ce6" office:value-type="string">
            <text:p>ho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u</text:p>
          </table:table-cell>
          <table:table-cell table:style-name="ce6" office:value-type="string">
            <text:p>de+le</text:p>
          </table:table-cell>
          <table:table-cell table:style-name="ce6" office:value-type="string">
            <text:p>de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sté</text:p>
          </table:table-cell>
          <table:table-cell table:style-name="ce6" office:value-type="string">
            <text:p>costé</text:p>
          </table:table-cell>
          <table:table-cell table:style-name="ce6"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ez</text:p>
          </table:table-cell>
          <table:table-cell office:value-type="string">
            <text:p>oïr</text:p>
          </table:table-cell>
          <table:table-cell table:style-name="ce6"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m</text:p>
          </table:table-cell>
          <table:table-cell office:value-type="string">
            <text:p>come1</text:p>
          </table:table-cell>
          <table:table-cell table:style-name="ce6"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t</text:p>
          </table:table-cell>
          <table:table-cell table:style-name="ce6"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6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fierté</text:p>
          </table:table-cell>
          <table:table-cell table:style-name="ce6" office:value-type="string">
            <text:p>fier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remont</text:p>
          </table:table-cell>
          <table:table-cell office:value-type="string">
            <text:p>contremont</text:p>
          </table:table-cell>
          <table:table-cell office:value-type="string">
            <text:p>contremo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s</text:p>
          </table:table-cell>
          <table:table-cell table:style-name="ce6" office:value-type="string">
            <text:p>vers2</text:p>
          </table:table-cell>
          <table:table-cell table:style-name="ce6" office:value-type="string">
            <text:p>vers2|ve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iel</text:p>
          </table:table-cell>
          <table:table-cell table:number-columns-repeated="2" table:style-name="ce6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gardé</text:p>
          </table:table-cell>
          <table:table-cell table:number-columns-repeated="2" table:style-name="ce6" office:value-type="string">
            <text:p>regar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amedex</text:p>
          </table:table-cell>
          <table:table-cell office:value-type="string">
            <text:p>damnedeu</text:p>
          </table:table-cell>
          <table:table-cell office:value-type="string">
            <text:p>damned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table:number-columns-repeated="2" office:value-type="string">
            <text:p>membre</text:p>
          </table:table-cell>
          <table:table-cell table:style-name="ce6" office:value-type="string">
            <text:p>mem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ieu li membre apparaît à lemme « membre »</text:p>
          </table:table-cell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inite</text:p>
          </table:table-cell>
          <table:table-cell office:value-type="string">
            <text:p>trinité</text:p>
          </table:table-cell>
          <table:table-cell table:style-name="ce6" office:value-type="string">
            <text:p>trin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u</text:p>
          </table:table-cell>
          <table:table-cell table:style-name="ce6" office:value-type="string">
            <text:p>de+le</text:p>
          </table:table-cell>
          <table:table-cell table:style-name="ce6" office:value-type="string">
            <text:p>de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int</text:p>
          </table:table-cell>
          <table:table-cell office:value-type="string">
            <text:p>saint1</text:p>
          </table:table-cell>
          <table:table-cell table:style-name="ce6" office:value-type="string">
            <text:p>saint1|sai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ADJqua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sperit</text:p>
          </table:table-cell>
          <table:table-cell office:value-type="string">
            <text:p>esperit</text:p>
          </table:table-cell>
          <table:table-cell table:style-name="ce6" office:value-type="string">
            <text:p>esperi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NOMco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cors</text:p>
          </table:table-cell>
          <table:table-cell table:style-name="ce6" office:value-type="string">
            <text:p>cors1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lumé</text:p>
          </table:table-cell>
          <table:table-cell office:value-type="string">
            <text:p>alumer</text:p>
          </table:table-cell>
          <table:table-cell table:style-name="ce6" office:value-type="string">
            <text:p>alu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table:style-name="ce6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pela</text:p>
          </table:table-cell>
          <table:table-cell table:style-name="ce6" office:value-type="string">
            <text:p>apeler</text:p>
          </table:table-cell>
          <table:table-cell table:style-name="ce6"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erci</text:p>
          </table:table-cell>
          <table:table-cell office:value-type="string">
            <text:p>merci </text:p>
          </table:table-cell>
          <table:table-cell table:style-name="ce6" office:value-type="string">
            <text:p>merc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style-name="ce6" office:value-type="string">
            <text:p>il</text:p>
          </table:table-cell>
          <table:table-cell table:style-name="ce6"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ce6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rié</text:p>
          </table:table-cell>
          <table:table-cell office:value-type="string">
            <text:p>crïer</text:p>
          </table:table-cell>
          <table:table-cell table:style-name="ce6" office:value-type="string">
            <text:p>cr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ntix</text:p>
          </table:table-cell>
          <table:table-cell table:number-columns-repeated="2" table:style-name="ce6" office:value-type="string">
            <text:p>gent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ns</text:p>
          </table:table-cell>
          <table:table-cell office:value-type="string">
            <text:p>ome</text:p>
          </table:table-cell>
          <table:table-cell table:style-name="ce6"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de</text:p>
          </table:table-cell>
          <table:table-cell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onhiere</text:p>
          </table:table-cell>
          <table:table-cell office:value-type="string">
            <text:p>bonëur</text:p>
          </table:table-cell>
          <table:table-cell office:value-type="string">
            <text:p>bonëu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Renvoi à ëur. Pas d'entrée propre dans l'index, mais apparaît dans le dictionnaire avec le renvoi.</text:p>
          </table:table-cell>
        </table:table-row>
        <table:table-row table:style-name="ro2">
          <table:table-cell/>
          <table:table-cell office:value-type="string">
            <text:p>ne</text:p>
          </table:table-cell>
          <table:table-cell table:style-name="ce6" office:value-type="string">
            <text:p>ne1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table:style-name="ce6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ocire</text:p>
          </table:table-cell>
          <table:table-cell table:style-name="ce6" office:value-type="string">
            <text:p>ocire</text:p>
          </table:table-cell>
          <table:table-cell table:style-name="ce6" office:value-type="string">
            <text:p>oc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3"/>
          <table:table-cell office:value-type="string">
            <text:p>VER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or</text:p>
          </table:table-cell>
          <table:table-cell table:style-name="ce6" office:value-type="string">
            <text:p>por2</text:p>
          </table:table-cell>
          <table:table-cell table:style-name="ce6"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é</text:p>
          </table:table-cell>
          <table:table-cell table:number-columns-repeated="2" office:value-type="string">
            <text:p>dieu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ce6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table:style-name="ce4" office:value-type="string">
            <text:p>men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eux lemmes : je + en2.</text:p>
          </table:table-cell>
        </table:table-row>
        <table:table-row table:style-name="ro2">
          <table:table-cell/>
          <table:table-cell office:value-type="string">
            <text:p>iroi</text:p>
          </table:table-cell>
          <table:table-cell office:value-type="string">
            <text:p>aler <text:s text:c="3"/></text:p>
          </table:table-cell>
          <table:table-cell table:style-name="ce6"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Karles</text:p>
          </table:table-cell>
          <table:table-cell table:style-name="ce6" office:value-type="string">
            <text:p>charles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fort</text:p>
          </table:table-cell>
          <table:table-cell table:number-columns-repeated="2" table:style-name="ce6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coroné</text:p>
          </table:table-cell>
          <table:table-cell office:value-type="string">
            <text:p>coroner</text:p>
          </table:table-cell>
          <table:table-cell table:style-name="ce6" office:value-type="string">
            <text:p>cor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je</text:p>
          </table:table-cell>
          <table:table-cell table:style-name="ce6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</text:p>
          </table:table-cell>
          <table:table-cell office:value-type="string">
            <text:p>tu</text:p>
          </table:table-cell>
          <table:table-cell table:style-name="ce6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anc</text:p>
          </table:table-cell>
          <table:table-cell office:value-type="string">
            <text:p>crëanter</text:p>
          </table:table-cell>
          <table:table-cell office:value-type="string">
            <text:p>crëa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ien</text:p>
          </table:table-cell>
          <table:table-cell table:style-name="ce6" office:value-type="string">
            <text:p>bien1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table:style-name="ce6" office:value-type="string">
            <text:p>sor2|sur1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</text:p>
          </table:table-cell>
          <table:table-cell office:value-type="string">
            <text:p>mon1</text:p>
          </table:table-cell>
          <table:table-cell table:style-name="ce6"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auté</text:p>
          </table:table-cell>
          <table:table-cell office:value-type="string">
            <text:p>lëauter</text:p>
          </table:table-cell>
          <table:table-cell table:style-name="ce6" office:value-type="string">
            <text:p>lëau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table:style-name="ce6" office:value-type="string">
            <text:p>que1|que4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je</text:p>
          </table:table-cell>
          <table:table-cell table:style-name="ce6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endroi</text:p>
          </table:table-cell>
          <table:table-cell table:number-columns-repeated="2" table:style-name="ce6"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oi</text:p>
          </table:table-cell>
          <table:table-cell office:value-type="string">
            <text:p>foi </text:p>
          </table:table-cell>
          <table:table-cell table:style-name="ce6" office:value-type="string">
            <text:p>f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stienté</text:p>
          </table:table-cell>
          <table:table-cell table:style-name="ce6" office:value-type="string">
            <text:p>crestïenté</text:p>
          </table:table-cell>
          <table:table-cell table:style-name="ce6" office:value-type="string">
            <text:p>crestï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ndroi</text:p>
          </table:table-cell>
          <table:table-cell table:style-name="ce6" office:value-type="string">
            <text:p>rendre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one</text:p>
          </table:table-cell>
          <table:table-cell office:value-type="string">
            <text:p>corone </text:p>
          </table:table-cell>
          <table:table-cell table:style-name="ce6" office:value-type="string">
            <text:p>coro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sine</text:p>
          </table:table-cell>
          <table:table-cell table:number-columns-repeated="2" office:value-type="string">
            <text:p>sign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ouré</text:p>
          </table:table-cell>
          <table:table-cell table:number-columns-repeated="2" office:value-type="string">
            <text:p>aor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ves</text:p>
          </table:table-cell>
          <table:table-cell table:number-columns-repeated="2" office:value-type="string">
            <text:p>dev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liques</text:p>
          </table:table-cell>
          <table:table-cell office:value-type="string">
            <text:p>relique</text:p>
          </table:table-cell>
          <table:table-cell table:style-name="ce6" office:value-type="string">
            <text:p>reliqu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m</text:p>
          </table:table-cell>
          <table:table-cell table:style-name="ce6" office:value-type="string">
            <text:p>do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</text:p>
          </table:table-cell>
          <table:table-cell table:style-name="ce6" office:value-type="string">
            <text:p>i2</text:p>
          </table:table-cell>
          <table:table-cell table:style-name="ce6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ce6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el</text:p>
          </table:table-cell>
          <table:table-cell table:number-columns-repeated="2" table:style-name="ce6" office:value-type="string">
            <text:p>tel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lanté</text:p>
          </table:table-cell>
          <table:table-cell table:style-name="ce6" office:value-type="string">
            <text:p>planter1</text:p>
          </table:table-cell>
          <table:table-cell office:value-type="string">
            <text:p>plant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table:style-name="ce6" office:value-type="string">
            <text:p>por2</text:p>
          </table:table-cell>
          <table:table-cell table:style-name="ce6"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i</text:p>
          </table:table-cell>
          <table:table-cell office:value-type="string">
            <text:p>coi2</text:p>
          </table:table-cell>
          <table:table-cell table:style-name="ce6" office:value-type="string">
            <text:p>coi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table:style-name="ce4"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office:value-type="string">
            <text:p>il</text:p>
          </table:table-cell>
          <table:table-cell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</text:p>
          </table:table-cell>
          <table:table-cell table:style-name="ce6" office:value-type="string">
            <text:p>priier</text:p>
          </table:table-cell>
          <table:table-cell office:value-type="string">
            <text:p>pr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je</text:p>
          </table:table-cell>
          <table:table-cell table:style-name="ce6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ques</text:p>
          </table:table-cell>
          <table:table-cell table:style-name="ce6" office:value-type="string">
            <text:p>onque</text:p>
          </table:table-cell>
          <table:table-cell table:style-name="ce6"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haetif</text:p>
          </table:table-cell>
          <table:table-cell office:value-type="string">
            <text:p>chaitif</text:p>
          </table:table-cell>
          <table:table-cell office:value-type="string">
            <text:p>chaitif</text:p>
          </table:table-cell>
          <table:table-cell office:value-type="string">
            <text:p>NOMcom</text:p>
          </table:table-cell>
          <table:table-cell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/>
          <table:table-cell office:value-type="string">
            <text:p>ADJqua</text:p>
          </table:table-cell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maleuré</text:p>
          </table:table-cell>
          <table:table-cell office:value-type="string">
            <text:p>malëuré</text:p>
          </table:table-cell>
          <table:table-cell office:value-type="string">
            <text:p>malëuré</text:p>
          </table:table-cell>
          <table:table-cell office:value-type="string">
            <text:p>ADJqua</text:p>
          </table:table-cell>
          <table:table-cell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table:number-columns-repeated="2" office:value-type="string">
            <text:p>honte</text:p>
          </table:table-cell>
          <table:table-cell table:style-name="ce6" office:value-type="string">
            <text:p>h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n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« m » + « en2 » ?</text:p>
          </table:table-cell>
        </table:table-row>
        <table:table-row table:style-name="ro2">
          <table:table-cell/>
          <table:table-cell office:value-type="string">
            <text:p>est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nue</text:p>
          </table:table-cell>
          <table:table-cell table:number-columns-repeated="2" table:style-name="ce6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e</text:p>
          </table:table-cell>
          <table:table-cell table:number-columns-repeated="2" table:style-name="ce6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i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rité</text:p>
          </table:table-cell>
          <table:table-cell office:value-type="string">
            <text:p>verité</text:p>
          </table:table-cell>
          <table:table-cell table:style-name="ce6" office:value-type="string">
            <text:p>ver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table:style-name="ce6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ntis</text:p>
          </table:table-cell>
          <table:table-cell table:number-columns-repeated="2" table:style-name="ce6" office:value-type="string">
            <text:p>gent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ns</text:p>
          </table:table-cell>
          <table:table-cell office:value-type="string">
            <text:p>ome</text:p>
          </table:table-cell>
          <table:table-cell table:style-name="ce6"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iez</text:p>
          </table:table-cell>
          <table:table-cell table:style-name="ce6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table:style-name="ce6" office:value-type="string">
            <text:p>je</text:p>
          </table:table-cell>
          <table:table-cell table:style-name="ce6"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pitié</text:p>
          </table:table-cell>
          <table:table-cell table:style-name="ce6" office:value-type="string">
            <text:p>p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je</text:p>
          </table:table-cell>
          <table:table-cell table:style-name="ce6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r</text:p>
          </table:table-cell>
          <table:table-cell office:value-type="string">
            <text:p>morir</text:p>
          </table:table-cell>
          <table:table-cell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2" office:value-type="string">
            <text:p>sarrasin</text:p>
          </table:table-cell>
          <table:table-cell table:style-name="ce6"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l</text:p>
          </table:table-cell>
          <table:table-cell table:number-columns-repeated="2"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s</text:p>
          </table:table-cell>
          <table:table-cell table:style-name="ce6" office:value-type="string">
            <text:p>vos1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rt</text:p>
          </table:table-cell>
          <table:table-cell table:number-columns-repeated="2" table:style-name="ce6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prové</text:p>
          </table:table-cell>
          <table:table-cell office:value-type="string">
            <text:p>reprover</text:p>
          </table:table-cell>
          <table:table-cell table:style-name="ce6" office:value-type="string">
            <text:p>re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Ber</text:p>
          </table:table-cell>
          <table:table-cell table:style-name="ce6" office:value-type="string">
            <text:p>baron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style-name="ce6" office:value-type="string">
            <text:p>se</text:p>
          </table:table-cell>
          <table:table-cell office:value-type="string">
            <text:p>se 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u</text:p>
          </table:table-cell>
          <table:table-cell table:number-columns-repeated="2" table:style-name="ce6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style-name="ce6" office:value-type="string">
            <text:p>ne1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« m » + « i2 » ?</text:p>
          </table:table-cell>
        </table:table-row>
        <table:table-row table:style-name="ro2">
          <table:table-cell/>
          <table:table-cell office:value-type="string">
            <text:p>tienz</text:p>
          </table:table-cell>
          <table:table-cell table:number-columns-repeated="2" table:style-name="ce6"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a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je</text:p>
          </table:table-cell>
          <table:table-cell table:style-name="ce6"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« m » + « i2 » ?</text:p>
          </table:table-cell>
        </table:table-row>
        <table:table-row table:style-name="ro2">
          <table:table-cell/>
          <table:table-cell office:value-type="string">
            <text:p>verras</text:p>
          </table:table-cell>
          <table:table-cell table:style-name="ce6" office:value-type="string">
            <text:p>vëoir</text:p>
          </table:table-cell>
          <table:table-cell table:style-name="ce6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sé</text:p>
          </table:table-cell>
          <table:table-cell table:number-columns-repeated="2" office:value-type="string">
            <text:p>ver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table:style-name="ce6" office:value-type="string">
            <text:p>cant1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table:style-name="ce6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table:style-name="ce6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i </text:p>
          </table:table-cell>
          <table:table-cell table:style-name="ce6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pitié</text:p>
          </table:table-cell>
          <table:table-cell table:style-name="ce6" office:value-type="string">
            <text:p>p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loré</text:p>
          </table:table-cell>
          <table:table-cell office:value-type="string">
            <text:p>plorer</text:p>
          </table:table-cell>
          <table:table-cell table:style-name="ce6" office:value-type="string">
            <text:p>plorer</text:p>
          </table:table-cell>
          <table:table-cell table:style-name="ce4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De</text:p>
          </table:table-cell>
          <table:table-cell table:style-name="ce6" office:value-type="string">
            <text:p>de</text:p>
          </table:table-cell>
          <table:table-cell office:value-type="string">
            <text:p>de 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z</text:p>
          </table:table-cell>
          <table:table-cell table:style-name="ce6" office:value-type="string">
            <text:p>soz</text:p>
          </table:table-cell>
          <table:table-cell office:value-type="string">
            <text:p>so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office:value-type="string">
            <text:p>le</text:p>
          </table:table-cell>
          <table:table-cell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arbre</text:p>
          </table:table-cell>
          <table:table-cell table:style-name="ce6" office:value-type="string">
            <text:p>ar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style-name="ce6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ouche</text:p>
          </table:table-cell>
          <table:table-cell office:value-type="string">
            <text:p>couchier</text:p>
          </table:table-cell>
          <table:table-cell office:value-type="string">
            <text:p>cou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element</text:p>
          </table:table-cell>
          <table:table-cell office:value-type="string">
            <text:p>belement</text:p>
          </table:table-cell>
          <table:table-cell table:style-name="ce6" office:value-type="string">
            <text:p>b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ëf</text:p>
          </table:table-cell>
          <table:table-cell office:value-type="string">
            <text:p>söef</text:p>
          </table:table-cell>
          <table:table-cell office:value-type="string">
            <text:p>söef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aincue</text:p>
          </table:table-cell>
          <table:table-cell office:value-type="string">
            <text:p>veintre</text:p>
          </table:table-cell>
          <table:table-cell table:style-name="ce6" office:value-type="string">
            <text:p>vein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taille</text:p>
          </table:table-cell>
          <table:table-cell table:number-columns-repeated="2" table:style-name="ce6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mp</text:p>
          </table:table-cell>
          <table:table-cell table:number-columns-repeated="2" table:style-name="ce6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afinez</text:p>
          </table:table-cell>
          <table:table-cell table:number-columns-repeated="2" office:value-type="string">
            <text:p>afin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table:style-name="ce6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st</text:p>
          </table:table-cell>
          <table:table-cell table:style-name="ce6" office:value-type="string">
            <text:p>prendre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qui</text:p>
          </table:table-cell>
          <table:table-cell table:number-columns-repeated="2" table:style-name="ce6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ut</text:p>
          </table:table-cell>
          <table:table-cell table:style-name="ce6" office:value-type="string">
            <text:p>mout</text:p>
          </table:table-cell>
          <table:table-cell table:style-name="ce6" office:value-type="string">
            <text:p>mout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oit</text:p>
          </table:table-cell>
          <table:table-cell table:number-columns-repeated="2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afrez</text:p>
          </table:table-cell>
          <table:table-cell table:number-columns-repeated="2" table:style-name="ce6" office:value-type="string">
            <text:p>na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vant</text:p>
          </table:table-cell>
          <table:table-cell table:style-name="ce6" office:value-type="string">
            <text:p>devant</text:p>
          </table:table-cell>
          <table:table-cell office:value-type="string">
            <text:p>devant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table:style-name="ce6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office:value-type="string">
            <text:p>il</text:p>
          </table:table-cell>
          <table:table-cell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oucha</text:p>
          </table:table-cell>
          <table:table-cell office:value-type="string">
            <text:p>couchier</text:p>
          </table:table-cell>
          <table:table-cell office:value-type="string">
            <text:p>cou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element</text:p>
          </table:table-cell>
          <table:table-cell office:value-type="string">
            <text:p>belement</text:p>
          </table:table-cell>
          <table:table-cell table:style-name="ce6" office:value-type="string">
            <text:p>b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ef</text:p>
          </table:table-cell>
          <table:table-cell office:value-type="string">
            <text:p>söef</text:p>
          </table:table-cell>
          <table:table-cell table:style-name="ce6" office:value-type="string">
            <text:p>söef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n</text:p>
          </table:table-cell>
          <table:table-cell table:number-columns-repeated="2" table:style-name="ce6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u</text:p>
          </table:table-cell>
          <table:table-cell office:value-type="string">
            <text:p>poi</text:p>
          </table:table-cell>
          <table:table-cell table:style-name="ce6" office:value-type="string">
            <text:p>po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table:style-name="ce6" office:value-type="string">
            <text:p>son4</text:p>
          </table:table-cell>
          <table:table-cell table:style-name="ce6"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liaut</text:p>
          </table:table-cell>
          <table:table-cell office:value-type="string">
            <text:p>blïaut</text:p>
          </table:table-cell>
          <table:table-cell table:style-name="ce6" office:value-type="string">
            <text:p>blïau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style-name="ce6" office:value-type="string">
            <text:p>il</text:p>
          </table:table-cell>
          <table:table-cell table:style-name="ce6"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ce6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ende</text:p>
          </table:table-cell>
          <table:table-cell office:value-type="string">
            <text:p>bender</text:p>
          </table:table-cell>
          <table:table-cell table:style-name="ce6" office:value-type="string">
            <text:p>be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stez</text:p>
          </table:table-cell>
          <table:table-cell table:style-name="ce6" office:value-type="string">
            <text:p>costé</text:p>
          </table:table-cell>
          <table:table-cell table:style-name="ce6"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re</text:p>
          </table:table-cell>
          <table:table-cell table:style-name="ce6" office:value-type="string">
            <text:p>seigno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table:style-name="ce6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table:style-name="ce6" office:value-type="string">
            <text:p>por2</text:p>
          </table:table-cell>
          <table:table-cell table:style-name="ce6"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table:style-name="ce6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office:value-type="string">
            <text:p>car </text:p>
          </table:table-cell>
          <table:table-cell table:style-name="ce6"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table:style-name="ce6" office:value-type="string">
            <text:p>en2</text:p>
          </table:table-cell>
          <table:table-cell table:style-name="ce6"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tez</text:p>
          </table:table-cell>
          <table:table-cell table:number-columns-repeated="2" table:style-name="ce6"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olentiers</text:p>
          </table:table-cell>
          <table:table-cell table:style-name="ce6" office:value-type="string">
            <text:p>volentiers</text:p>
          </table:table-cell>
          <table:table-cell table:style-name="ce6" office:value-type="string">
            <text:p>volentie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« m » + « i2 » ?</text:p>
          </table:table-cell>
        </table:table-row>
        <table:table-row table:style-name="ro2">
          <table:table-cell/>
          <table:table-cell office:value-type="string">
            <text:p>feroi</text:p>
          </table:table-cell>
          <table:table-cell office:value-type="string">
            <text:p>faire|feire|fere</text:p>
          </table:table-cell>
          <table:table-cell table:style-name="ce6" office:value-type="string">
            <text:p>faire|fe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aptizier</text:p>
          </table:table-cell>
          <table:table-cell table:style-name="ce6" office:value-type="string">
            <text:p>batisier</text:p>
          </table:table-cell>
          <table:table-cell table:style-name="ce6" office:value-type="string">
            <text:p>batis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ever</text:p>
          </table:table-cell>
          <table:table-cell table:number-columns-repeated="2" table:style-name="ce6" office:value-type="string">
            <text:p>lev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je</text:p>
          </table:table-cell>
          <table:table-cell table:style-name="ce6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r</text:p>
          </table:table-cell>
          <table:table-cell office:value-type="string">
            <text:p>morir</text:p>
          </table:table-cell>
          <table:table-cell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2" office:value-type="string">
            <text:p>sarrasin</text:p>
          </table:table-cell>
          <table:table-cell table:style-name="ce6"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l</text:p>
          </table:table-cell>
          <table:table-cell table:number-columns-repeated="2"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s</text:p>
          </table:table-cell>
          <table:table-cell table:style-name="ce6" office:value-type="string">
            <text:p>vos1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rt</text:p>
          </table:table-cell>
          <table:table-cell table:style-name="ce6" office:value-type="string">
            <text:p>estre1</text:p>
          </table:table-cell>
          <table:table-cell table:style-name="ce6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provez</text:p>
          </table:table-cell>
          <table:table-cell office:value-type="string">
            <text:p>reprover</text:p>
          </table:table-cell>
          <table:table-cell table:style-name="ce6" office:value-type="string">
            <text:p>re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rtes</text:p>
          </table:table-cell>
          <table:table-cell table:number-columns-repeated="2" office:value-type="string">
            <text:p>certe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table:style-name="ce6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table:style-name="ce6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e</text:p>
          </table:table-cell>
          <table:table-cell table:number-columns-repeated="2" table:style-name="ce6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ui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table:style-name="ce6" office:value-type="string">
            <text:p>en1</text:p>
          </table:table-cell>
          <table:table-cell table:style-name="ce6"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6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ensez</text:p>
          </table:table-cell>
          <table:table-cell table:number-columns-repeated="2" office:value-type="string">
            <text:p>pens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2">
          <table:table-cell/>
          <table:table-cell office:value-type="string">
            <text:p>ja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r</text:p>
          </table:table-cell>
          <table:table-cell table:number-columns-repeated="2" table:style-name="ce6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table:style-name="ce6" office:value-type="string">
            <text:p>je</text:p>
          </table:table-cell>
          <table:table-cell table:style-name="ce6"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i</text:p>
          </table:table-cell>
          <table:table-cell table:number-columns-repeated="2"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« ne »+ « i2 » ?</text:p>
          </table:table-cell>
        </table:table-row>
        <table:table-row table:style-name="ro2">
          <table:table-cell/>
          <table:table-cell office:value-type="string">
            <text:p>serez</text:p>
          </table:table-cell>
          <table:table-cell table:style-name="ce6" office:value-type="string">
            <text:p>estre1</text:p>
          </table:table-cell>
          <table:table-cell table:style-name="ce6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hargiez</text:p>
          </table:table-cell>
          <table:table-cell office:value-type="string">
            <text:p>chargier</text:p>
          </table:table-cell>
          <table:table-cell table:style-name="ce6" office:value-type="string">
            <text:p>charg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muez</text:p>
          </table:table-cell>
          <table:table-cell table:style-name="ce6" office:value-type="string">
            <text:p>remüer</text:p>
          </table:table-cell>
          <table:table-cell table:style-name="ce6" office:value-type="string">
            <text:p>remü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2">
          <table:table-cell/>
          <table:table-cell office:value-type="string">
            <text:p>Li</text:p>
          </table:table-cell>
          <table:table-cell table:style-name="ce6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rrasins</text:p>
          </table:table-cell>
          <table:table-cell office:value-type="string">
            <text:p>sarrasin</text:p>
          </table:table-cell>
          <table:table-cell table:style-name="ce6" office:value-type="string">
            <text:p>sarras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table:number-columns-repeated="2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force</text:p>
          </table:table-cell>
          <table:table-cell office:value-type="string">
            <text:p>esforcier</text:p>
          </table:table-cell>
          <table:table-cell table:style-name="ce6" office:value-type="string">
            <text:p>esfor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es</text:p>
          </table:table-cell>
          <table:table-cell table:number-columns-repeated="2" table:style-name="ce6"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table:style-name="ce6" office:value-type="string">
            <text:p>il</text:p>
          </table:table-cell>
          <table:table-cell office:value-type="string">
            <text:p>il 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ez</text:p>
          </table:table-cell>
          <table:table-cell table:style-name="ce6" office:value-type="string">
            <text:p>aler</text:p>
          </table:table-cell>
          <table:table-cell table:style-name="ce6"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nques</text:p>
          </table:table-cell>
          <table:table-cell office:value-type="string">
            <text:p>adonc</text:p>
          </table:table-cell>
          <table:table-cell table:style-name="ce6" office:value-type="string">
            <text:p>adonc|adonque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unt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sis</text:p>
          </table:table-cell>
          <table:table-cell table:number-columns-repeated="2" office:value-type="string">
            <text:p>asse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lement</text:p>
          </table:table-cell>
          <table:table-cell office:value-type="string">
            <text:p>belement</text:p>
          </table:table-cell>
          <table:table-cell table:style-name="ce6" office:value-type="string">
            <text:p>b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ez</text:p>
          </table:table-cell>
          <table:table-cell table:style-name="ce6" office:value-type="string">
            <text:p>lez</text:p>
          </table:table-cell>
          <table:table-cell office:value-type="string">
            <text:p>l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lez</text:p>
          </table:table-cell>
          <table:table-cell table:style-name="ce4" office:value-type="string">
            <text:p>aler</text:p>
          </table:table-cell>
          <table:table-cell table:style-name="ce4"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lixandre</text:p>
          </table:table-cell>
          <table:table-cell table:style-name="ce6" office:value-type="string">
            <text:p>alixandre</text:p>
          </table:table-cell>
          <table:table-cell table:style-name="ce6" office:value-type="string">
            <text:p>alixand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is</text:p>
          </table:table-cell>
          <table:table-cell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ind|pst|2|s</text:p>
          </table:table-cell>
          <table:table-cell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e</text:p>
          </table:table-cell>
          <table:table-cell table:style-name="ce6" office:value-type="string">
            <text:p>conte1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ez</text:p>
          </table:table-cell>
          <table:table-cell table:style-name="ce6" office:value-type="string">
            <text:p>aler</text:p>
          </table:table-cell>
          <table:table-cell table:style-name="ce6"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ucement</text:p>
          </table:table-cell>
          <table:table-cell table:number-columns-repeated="2" office:value-type="string">
            <text:p>douc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l'adjectif douz.</text:p>
          </table:table-cell>
        </table:table-row>
        <table:table-row table:style-name="ro2">
          <table:table-cell/>
          <table:table-cell office:value-type="string">
            <text:p>le</text:p>
          </table:table-cell>
          <table:table-cell office:value-type="string">
            <text:p>il</text:p>
          </table:table-cell>
          <table:table-cell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a</text:p>
          </table:table-cell>
          <table:table-cell table:style-name="ce6" office:value-type="string">
            <text:p>priier</text:p>
          </table:table-cell>
          <table:table-cell table:style-name="ce6" office:value-type="string">
            <text:p>pr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ar</text:p>
          </table:table-cell>
          <table:table-cell table:number-columns-repeated="2" table:style-name="ce6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6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umilitez</text:p>
          </table:table-cell>
          <table:table-cell office:value-type="string">
            <text:p>umelité</text:p>
          </table:table-cell>
          <table:table-cell table:style-name="ce6" office:value-type="string">
            <text:p>umel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ntis</text:p>
          </table:table-cell>
          <table:table-cell table:style-name="ce6" office:value-type="string">
            <text:p>gentil</text:p>
          </table:table-cell>
          <table:table-cell office:value-type="string">
            <text:p>gent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ns</text:p>
          </table:table-cell>
          <table:table-cell table:style-name="ce6" office:value-type="string">
            <text:p>conte1</text:p>
          </table:table-cell>
          <table:table-cell table:style-name="ce6" office:value-type="string">
            <text:p>conte1|c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table:style-name="ce6"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table:style-name="ce6" office:value-type="string">
            <text:p>por2</text:p>
          </table:table-cell>
          <table:table-cell table:style-name="ce6"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table:style-name="ce6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office:value-type="string">
            <text:p>car </text:p>
          </table:table-cell>
          <table:table-cell table:style-name="ce6"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table:style-name="ce6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table:style-name="ce6" office:value-type="string">
            <text:p>en2</text:p>
          </table:table-cell>
          <table:table-cell table:style-name="ce6"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tez</text:p>
          </table:table-cell>
          <table:table-cell table:number-columns-repeated="2" table:style-name="ce6" office:value-type="string">
            <text:p>porter</text:p>
          </table:table-cell>
          <table:table-cell office:value-type="string">
            <text:p>VERppe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ut</text:p>
          </table:table-cell>
          <table:table-cell table:style-name="ce6"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ui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es</text:p>
          </table:table-cell>
          <table:table-cell table:number-columns-repeated="2" table:style-name="ce6"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</text:p>
          </table:table-cell>
          <table:table-cell table:style-name="ce6" office:value-type="string">
            <text:p>mon1</text:p>
          </table:table-cell>
          <table:table-cell table:style-name="ce6"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n</text:p>
          </table:table-cell>
          <table:table-cell office:value-type="string">
            <text:p>fin1</text:p>
          </table:table-cell>
          <table:table-cell table:style-name="ce6" office:value-type="string">
            <text:p>fin1|f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e</text:p>
          </table:table-cell>
          <table:table-cell table:number-columns-repeated="2" table:style-name="ce6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i</text:p>
          </table:table-cell>
          <table:table-cell table:style-name="ce6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style-name="ce6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cuer</text:p>
          </table:table-cell>
          <table:table-cell table:style-name="ce6" office:value-type="string">
            <text:p>cuer2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vez</text:p>
          </table:table-cell>
          <table:table-cell office:value-type="string">
            <text:p>crever</text:p>
          </table:table-cell>
          <table:table-cell table:style-name="ce6" office:value-type="string">
            <text:p>cr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voit</text:p>
          </table:table-cell>
          <table:table-cell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ind|pst|3|s</text:p>
          </table:table-cell>
          <table:table-cell/>
        </table:table-row>
        <table:table-row table:style-name="ro2">
          <table:table-cell/>
          <table:table-cell office:value-type="string">
            <text:p>ici</text:p>
          </table:table-cell>
          <table:table-cell table:number-columns-repeated="2" table:style-name="ce6" office:value-type="string">
            <text:p>i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.ii.</text:p>
          </table:table-cell>
          <table:table-cell office:value-type="string">
            <text:p>deus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stries</text:p>
          </table:table-cell>
          <table:table-cell table:style-name="ce6" office:value-type="string">
            <text:p>destrier1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anz</text:p>
          </table:table-cell>
          <table:table-cell table:style-name="ce6" office:value-type="string">
            <text:p>corir</text:p>
          </table:table-cell>
          <table:table-cell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brivez</text:p>
          </table:table-cell>
          <table:table-cell office:value-type="string">
            <text:p>abriver</text:p>
          </table:table-cell>
          <table:table-cell table:style-name="ce6" office:value-type="string">
            <text:p>abri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</text:p>
          </table:table-cell>
          <table:table-cell table:style-name="ce6" office:value-type="string">
            <text:p>aler</text:p>
          </table:table-cell>
          <table:table-cell table:style-name="ce6"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en</text:p>
          </table:table-cell>
          <table:table-cell table:number-columns-repeated="2" table:style-name="ce6"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e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ucen</text:p>
          </table:table-cell>
          <table:table-cell office:value-type="string">
            <text:p>baucenc</text:p>
          </table:table-cell>
          <table:table-cell office:value-type="string">
            <text:p>bauc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table:style-name="ce6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i</text:p>
          </table:table-cell>
          <table:table-cell table:number-columns-repeated="2" table:style-name="ce6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table:number-columns-repeated="2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regnie</text:p>
          </table:table-cell>
          <table:table-cell office:value-type="string">
            <text:p>aresner</text:p>
          </table:table-cell>
          <table:table-cell office:value-type="string">
            <text:p>aresn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f|n</text:p>
          </table:table-cell>
          <table:table-cell/>
        </table:table-row>
        <table:table-row table:style-name="ro2">
          <table:table-cell/>
          <table:table-cell office:value-type="string">
            <text:p>Si</text:p>
          </table:table-cell>
          <table:table-cell table:style-name="ce6"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onte</text:p>
          </table:table-cell>
          <table:table-cell table:number-columns-repeated="2" table:style-name="ce6"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ar</text:p>
          </table:table-cell>
          <table:table-cell table:number-columns-repeated="2" table:style-name="ce6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riu</text:p>
          </table:table-cell>
          <table:table-cell table:style-name="ce6" office:value-type="string">
            <text:p>estrieu</text:p>
          </table:table-cell>
          <table:table-cell table:style-name="ce6" office:value-type="string">
            <text:p>estr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i</text:p>
          </table:table-cell>
          <table:table-cell table:number-columns-repeated="2" table:style-name="ce6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</text:p>
          </table:table-cell>
          <table:table-cell table:style-name="ce6" office:value-type="string">
            <text:p>or1</text:p>
          </table:table-cell>
          <table:table-cell office:value-type="string">
            <text:p>or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ainturez</text:p>
          </table:table-cell>
          <table:table-cell table:number-columns-repeated="2" office:value-type="string">
            <text:p>peint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is</text:p>
          </table:table-cell>
          <table:table-cell office:value-type="string">
            <text:p>puis</text:p>
          </table:table-cell>
          <table:table-cell table:style-name="ce6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en</text:p>
          </table:table-cell>
          <table:table-cell table:number-columns-repeated="2" table:style-name="ce6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ar</text:p>
          </table:table-cell>
          <table:table-cell table:number-columns-repeated="2" table:style-name="ce6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avant</text:p>
          </table:table-cell>
          <table:table-cell table:number-columns-repeated="2" table:style-name="ce6" office:value-type="string">
            <text:p>devant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table:style-name="ce6" office:value-type="string">
            <text:p>je</text:p>
          </table:table-cell>
          <table:table-cell table:style-name="ce6"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table:style-name="ce6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st</text:p>
          </table:table-cell>
          <table:table-cell table:style-name="ce6" office:value-type="string">
            <text:p>cest</text:p>
          </table:table-cell>
          <table:table-cell table:style-name="ce6"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arbre</text:p>
          </table:table-cell>
          <table:table-cell table:style-name="ce6" office:value-type="string">
            <text:p>ar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ame</text:p>
          </table:table-cell>
          <table:table-cell table:number-columns-repeated="2" office:value-type="string">
            <text:p>ram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ien</text:p>
          </table:table-cell>
          <table:table-cell table:style-name="ce6" office:value-type="string">
            <text:p>bien1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</text:p>
          </table:table-cell>
          <table:table-cell table:style-name="ce6" office:value-type="string">
            <text:p>je</text:p>
          </table:table-cell>
          <table:table-cell table:style-name="ce6"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ras</text:p>
          </table:table-cell>
          <table:table-cell table:style-name="ce6" office:value-type="string">
            <text:p>pöoir</text:p>
          </table:table-cell>
          <table:table-cell table:style-name="ce6"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orter</text:p>
          </table:table-cell>
          <table:table-cell table:number-columns-repeated="2" table:style-name="ce6" office:value-type="string">
            <text:p>por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</text:p>
          </table:table-cell>
          <table:table-cell table:number-columns-repeated="2" office:value-type="string">
            <text:p>en1+le|es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oges</text:p>
          </table:table-cell>
          <table:table-cell table:number-columns-repeated="2" office:value-type="string">
            <text:p>log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n</text:p>
          </table:table-cell>
          <table:table-cell office:value-type="string">
            <text:p>en1</text:p>
          </table:table-cell>
          <table:table-cell table:style-name="ce6"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ref</text:p>
          </table:table-cell>
          <table:table-cell office:value-type="string">
            <text:p>trois</text:p>
          </table:table-cell>
          <table:table-cell office:value-type="string">
            <text:p>tr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ce6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mporte</text:p>
          </table:table-cell>
          <table:table-cell table:number-columns-repeated="2" office:value-type="string">
            <text:p>emporter2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lorance</text:p>
          </table:table-cell>
          <table:table-cell office:value-type="string">
            <text:p>plorance</text:p>
          </table:table-cell>
          <table:table-cell office:value-type="string">
            <text:p>plor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op</text:p>
          </table:table-cell>
          <table:table-cell table:number-columns-repeated="2" table:style-name="ce6" office:value-type="string">
            <text:p>trop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je</text:p>
          </table:table-cell>
          <table:table-cell table:style-name="ce6"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ise</text:p>
          </table:table-cell>
          <table:table-cell office:value-type="string">
            <text:p>peser</text:p>
          </table:table-cell>
          <table:table-cell table:style-name="ce6" office:value-type="string">
            <text:p>pes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ulez</text:p>
          </table:table-cell>
          <table:table-cell office:value-type="string">
            <text:p>moller</text:p>
          </table:table-cell>
          <table:table-cell office:value-type="string">
            <text:p>moller</text:p>
          </table:table-cell>
          <table:table-cell office:value-type="string">
            <text:p>VERinf</text:p>
          </table:table-cell>
          <table:table-cell table:number-columns-repeated="7"/>
          <table:table-cell office:value-type="string">
            <text:p>VERppe</text:p>
          </table:table-cell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Lors</text:p>
          </table:table-cell>
          <table:table-cell table:style-name="ce6" office:value-type="string">
            <text:p>lors</text:p>
          </table:table-cell>
          <table:table-cell office:value-type="string">
            <text:p>lo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ras</text:p>
          </table:table-cell>
          <table:table-cell office:value-type="string">
            <text:p>avoir</text:p>
          </table:table-cell>
          <table:table-cell table:style-name="ce6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.iiii.</text:p>
          </table:table-cell>
          <table:table-cell table:style-name="ce6" office:value-type="string">
            <text:p>c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pees</text:p>
          </table:table-cell>
          <table:table-cell table:style-name="ce6" office:value-type="string">
            <text:p>espee</text:p>
          </table:table-cell>
          <table:table-cell table:style-name="ce6"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ques</text:p>
          </table:table-cell>
          <table:table-cell table:style-name="ce6" office:value-type="string">
            <text:p>onque</text:p>
          </table:table-cell>
          <table:table-cell table:style-name="ce6"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ns</text:p>
          </table:table-cell>
          <table:table-cell office:value-type="string">
            <text:p>ome</text:p>
          </table:table-cell>
          <table:table-cell table:style-name="ce6"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t</text:p>
          </table:table-cell>
          <table:table-cell table:style-name="ce6"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ex</text:p>
          </table:table-cell>
          <table:table-cell office:value-type="string">
            <text:p>tel </text:p>
          </table:table-cell>
          <table:table-cell table:style-name="ce6" office:value-type="string">
            <text:p>te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ien</text:p>
          </table:table-cell>
          <table:table-cell table:number-columns-repeated="2"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ti</text:p>
          </table:table-cell>
          <table:table-cell table:number-columns-repeated="2" table:style-name="ce6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rra</text:p>
          </table:table-cell>
          <table:table-cell table:number-columns-repeated="2" table:style-name="ce4"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destre</text:p>
          </table:table-cell>
          <table:table-cell table:style-name="ce6" office:value-type="string">
            <text:p>destre</text:p>
          </table:table-cell>
          <table:table-cell table:style-name="ce6"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i</text:p>
          </table:table-cell>
          <table:table-cell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string">
            <text:p>blanchet</text:p>
          </table:table-cell>
          <table:table-cell table:style-name="ce6" office:value-type="string">
            <text:p>blanch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filez</text:p>
          </table:table-cell>
          <table:table-cell office:value-type="string">
            <text:p>afiler</text:p>
          </table:table-cell>
          <table:table-cell office:value-type="string">
            <text:p>afi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3">
          <table:table-cell/>
          <table:table-cell office:value-type="string">
            <text:p>Tant</text:p>
          </table:table-cell>
          <table:table-cell table:style-name="ce6"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maide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« m » + « aide » ?</text:p>
          </table:table-cell>
        </table:table-row>
        <table:table-row table:style-name="ro3">
          <table:table-cell/>
          <table:table-cell office:value-type="string">
            <text:p>que</text:p>
          </table:table-cell>
          <table:table-cell table:style-name="ce6" office:value-type="string">
            <text:p>que1|que4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soie</text:p>
          </table:table-cell>
          <table:table-cell office:value-type="string">
            <text:p>estre1</text:p>
          </table:table-cell>
          <table:table-cell table:style-name="ce6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or</text:p>
          </table:table-cell>
          <table:table-cell table:number-columns-repeated="2" table:style-name="ce6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rcon</text:p>
          </table:table-cell>
          <table:table-cell table:number-columns-repeated="2" table:style-name="ce6" office:value-type="string">
            <text:p>arç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raverserz</text:p>
          </table:table-cell>
          <table:table-cell table:number-columns-repeated="2" office:value-type="string">
            <text:p>traver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es</text:p>
          </table:table-cell>
          <table:table-cell table:style-name="ce6" office:value-type="string">
            <text:p>mais1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si</text:p>
          </table:table-cell>
          <table:table-cell table:style-name="ce6" office:value-type="string">
            <text:p>se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tu</text:p>
          </table:table-cell>
          <table:table-cell table:number-columns-repeated="2" table:style-name="ce6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s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« m » + « as » ?</text:p>
          </table:table-cell>
        </table:table-row>
        <table:table-row table:style-name="ro3">
          <table:table-cell/>
          <table:table-cell table:style-name="ce5" office:value-type="string">
            <text:p>chargie</text:p>
          </table:table-cell>
          <table:table-cell office:value-type="string">
            <text:p>chargier</text:p>
          </table:table-cell>
          <table:table-cell table:style-name="ce6" office:value-type="string">
            <text:p>charg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arde</text:p>
          </table:table-cell>
          <table:table-cell table:number-columns-repeated="2"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n</text:p>
          </table:table-cell>
          <table:table-cell table:style-name="ce6" office:value-type="string">
            <text:p>ne1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i</text:p>
          </table:table-cell>
          <table:table-cell table:style-name="ce6" office:value-type="string">
            <text:p>i2</text:p>
          </table:table-cell>
          <table:table-cell table:style-name="ce6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demorer</text:p>
          </table:table-cell>
          <table:table-cell table:style-name="ce6" office:value-type="string">
            <text:p>demorer</text:p>
          </table:table-cell>
          <table:table-cell table:style-name="ce6" office:value-type="string">
            <text:p>demor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voiz</text:p>
          </table:table-cell>
          <table:table-cell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a</text:p>
          </table:table-cell>
          <table:table-cell office:value-type="string">
            <text:p>là</text:p>
          </table:table-cell>
          <table:table-cell table:style-name="ce6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ce</text:p>
          </table:table-cell>
          <table:table-cell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ruillet</text:p>
          </table:table-cell>
          <table:table-cell office:value-type="string">
            <text:p>bruillet</text:p>
          </table:table-cell>
          <table:table-cell table:style-name="ce6" office:value-type="string">
            <text:p>bruill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es</text:p>
          </table:table-cell>
          <table:table-cell table:style-name="ce6" office:value-type="string">
            <text:p>cest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rbres</text:p>
          </table:table-cell>
          <table:table-cell office:value-type="string">
            <text:p>arbre</text:p>
          </table:table-cell>
          <table:table-cell table:style-name="ce6" office:value-type="string">
            <text:p>ar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lantez</text:p>
          </table:table-cell>
          <table:table-cell office:value-type="string">
            <text:p>planter</text:p>
          </table:table-cell>
          <table:table-cell table:style-name="ce6" office:value-type="string">
            <text:p>pla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laissoi</text:p>
          </table:table-cell>
          <table:table-cell table:style-name="ce6" office:value-type="string">
            <text:p>laissier</text:p>
          </table:table-cell>
          <table:table-cell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hue</text:p>
          </table:table-cell>
          <table:table-cell table:style-name="ce4" office:value-type="string">
            <text:p>ier</text:p>
          </table:table-cell>
          <table:table-cell table:style-name="ce4" office:value-type="string">
            <text:p>ier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tin</text:p>
          </table:table-cell>
          <table:table-cell office:value-type="string">
            <text:p>matin2</text:p>
          </table:table-cell>
          <table:table-cell table:style-name="ce6" office:value-type="string">
            <text:p>matin2|mat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.l.</text:p>
          </table:table-cell>
          <table:table-cell office:value-type="string">
            <text:p>cincante</text:p>
          </table:table-cell>
          <table:table-cell office:value-type="string">
            <text:p>cincant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.l. .m. »</text:p>
          </table:table-cell>
        </table:table-row>
        <table:table-row table:style-name="ro3">
          <table:table-cell/>
          <table:table-cell office:value-type="string">
            <text:p>.m.</text:p>
          </table:table-cell>
          <table:table-cell table:number-columns-repeated="2" office:value-type="string">
            <text:p>mil1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rmez</text:p>
          </table:table-cell>
          <table:table-cell table:number-columns-repeated="2" office:value-type="string">
            <text:p>a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r</text:p>
          </table:table-cell>
          <table:table-cell table:style-name="ce6" office:value-type="string">
            <text:p>or4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ait</text:p>
          </table:table-cell>
          <table:table-cell office:value-type="string">
            <text:p>aidier</text:p>
          </table:table-cell>
          <table:table-cell office:value-type="string">
            <text:p>aidier 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dex</text:p>
          </table:table-cell>
          <table:table-cell table:number-columns-repeated="2" table:style-name="ce6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os</text:p>
          </table:table-cell>
          <table:table-cell table:style-name="ce6" office:value-type="string">
            <text:p>nos1</text:p>
          </table:table-cell>
          <table:table-cell office:value-type="string">
            <text:p>nos1|n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rans</text:p>
          </table:table-cell>
          <table:table-cell office:value-type="string">
            <text:p>franc1</text:p>
          </table:table-cell>
          <table:table-cell table:style-name="ce6" office:value-type="string">
            <text:p>franc1|franc</text:p>
          </table:table-cell>
          <table:table-cell table:style-name="ce4"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</text:p>
          </table:table-cell>
          <table:table-cell table:number-columns-repeated="2" table:style-name="ce6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oe</text:p>
          </table:table-cell>
          <table:table-cell office:value-type="string">
            <text:p>suen</text:p>
          </table:table-cell>
          <table:table-cell office:value-type="string">
            <text:p>suen</text:p>
          </table:table-cell>
          <table:table-cell office:value-type="string">
            <text:p>ADJ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ontez</text:p>
          </table:table-cell>
          <table:table-cell office:value-type="string">
            <text:p>bonté</text:p>
          </table:table-cell>
          <table:table-cell table:style-name="ce6" office:value-type="string">
            <text:p>bo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3">
          <table:table-cell/>
          <table:table-cell office:value-type="string">
            <text:p>Car</text:p>
          </table:table-cell>
          <table:table-cell office:value-type="string">
            <text:p>car 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je</text:p>
          </table:table-cell>
          <table:table-cell table:number-columns-repeated="2" table:style-name="ce6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e</text:p>
          </table:table-cell>
          <table:table-cell table:number-columns-repeated="2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voi</text:p>
          </table:table-cell>
          <table:table-cell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oment</text:p>
          </table:table-cell>
          <table:table-cell office:value-type="string">
            <text:p>coment1</text:p>
          </table:table-cell>
          <table:table-cell table:style-name="ce6" office:value-type="string">
            <text:p>coment1|coment</text:p>
          </table:table-cell>
          <table:table-cell office:value-type="string">
            <text:p>ADVint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nus</text:p>
          </table:table-cell>
          <table:table-cell table:style-name="ce6" office:value-type="string">
            <text:p>nos1</text:p>
          </table:table-cell>
          <table:table-cell table:style-name="ce6" office:value-type="string">
            <text:p>nos1|n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n</text:p>
          </table:table-cell>
          <table:table-cell table:style-name="ce6" office:value-type="string">
            <text:p>en2</text:p>
          </table:table-cell>
          <table:table-cell table:style-name="ce6"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puisse</text:p>
          </table:table-cell>
          <table:table-cell table:style-name="ce6" office:value-type="string">
            <text:p>pöoir</text:p>
          </table:table-cell>
          <table:table-cell table:style-name="ce6"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eschaper</text:p>
          </table:table-cell>
          <table:table-cell office:value-type="string">
            <text:p>eschaper</text:p>
          </table:table-cell>
          <table:table-cell table:style-name="ce6" office:value-type="string">
            <text:p>eschap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Or</text:p>
          </table:table-cell>
          <table:table-cell table:style-name="ce6" office:value-type="string">
            <text:p>or4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sont</text:p>
          </table:table-cell>
          <table:table-cell table:style-name="ce6" office:value-type="string">
            <text:p>estre1</text:p>
          </table:table-cell>
          <table:table-cell table:style-name="ce6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nostre</text:p>
          </table:table-cell>
          <table:table-cell table:style-name="ce6" office:value-type="string">
            <text:p>nostre</text:p>
          </table:table-cell>
          <table:table-cell table:style-name="ce6"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rancois</text:p>
          </table:table-cell>
          <table:table-cell table:style-name="ce6" office:value-type="string">
            <text:p>françois</text:p>
          </table:table-cell>
          <table:table-cell table:style-name="ce6"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nz</text:p>
          </table:table-cell>
          <table:table-cell table:style-name="ce6" office:value-type="string">
            <text:p>enz</text:p>
          </table:table-cell>
          <table:table-cell table:style-name="ce6" office:value-type="string">
            <text:p>e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table:style-name="ce6" office:value-type="string">
            <text:p>en1</text:p>
          </table:table-cell>
          <table:table-cell table:style-name="ce6"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or</text:p>
          </table:table-cell>
          <table:table-cell table:number-columns-repeated="2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arree</text:p>
          </table:table-cell>
          <table:table-cell table:number-columns-repeated="2" office:value-type="string">
            <text:p>car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>
            <text:p>sarrasin</text:p>
          </table:table-cell>
          <table:table-cell table:style-name="ce6"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es</text:p>
          </table:table-cell>
          <table:table-cell table:number-columns-repeated="2"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saillent</text:p>
          </table:table-cell>
          <table:table-cell office:value-type="string">
            <text:p>assalir</text:p>
          </table:table-cell>
          <table:table-cell office:value-type="string">
            <text:p>assal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a</text:p>
          </table:table-cell>
          <table:table-cell table:style-name="ce6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ute</text:p>
          </table:table-cell>
          <table:table-cell table:style-name="ce6" office:value-type="string">
            <text:p>pute</text:p>
          </table:table-cell>
          <table:table-cell office:value-type="string">
            <text:p>put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gent</text:p>
          </table:table-cell>
          <table:table-cell table:style-name="ce6" office:value-type="string">
            <text:p>gent1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esvee</text:p>
          </table:table-cell>
          <table:table-cell office:value-type="string">
            <text:p>desver</text:p>
          </table:table-cell>
          <table:table-cell office:value-type="string">
            <text:p>des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es</text:p>
          </table:table-cell>
          <table:table-cell table:style-name="ce6" office:value-type="string">
            <text:p>mais1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onques</text:p>
          </table:table-cell>
          <table:table-cell table:style-name="ce6" office:value-type="string">
            <text:p>onque</text:p>
          </table:table-cell>
          <table:table-cell table:style-name="ce6"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ni</text:p>
          </table:table-cell>
          <table:table-cell table:number-columns-repeated="2"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« ne »+ « i2 » ?</text:p>
          </table:table-cell>
        </table:table-row>
        <table:table-row table:style-name="ro3">
          <table:table-cell/>
          <table:table-cell office:value-type="string">
            <text:p>forfirent</text:p>
          </table:table-cell>
          <table:table-cell table:number-columns-repeated="2" office:value-type="string">
            <text:p>for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une</text:p>
          </table:table-cell>
          <table:table-cell table:number-columns-repeated="2" table:style-name="ce6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ome</text:p>
          </table:table-cell>
          <table:table-cell office:value-type="string">
            <text:p>pome</text:p>
          </table:table-cell>
          <table:table-cell table:style-name="ce6" office:value-type="string">
            <text:p>p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ree</text:p>
          </table:table-cell>
          <table:table-cell table:number-columns-repeated="2" table:style-name="ce6" office:value-type="string">
            <text:p>par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i</text:p>
          </table:table-cell>
          <table:table-cell table:style-name="ce6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mirant</text:p>
          </table:table-cell>
          <table:table-cell office:value-type="string">
            <text:p>amiral</text:p>
          </table:table-cell>
          <table:table-cell table:style-name="ce6" office:value-type="string">
            <text:p>amiral|ami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3">
          <table:table-cell/>
          <table:table-cell office:value-type="string">
            <text:p>apele</text:p>
          </table:table-cell>
          <table:table-cell table:style-name="ce6" office:value-type="string">
            <text:p>apeler</text:p>
          </table:table-cell>
          <table:table-cell table:style-name="ce6"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malpin</text:p>
          </table:table-cell>
          <table:table-cell table:style-name="ce4" office:value-type="string">
            <text:p>malpin</text:p>
          </table:table-cell>
          <table:table-cell table:style-name="ce4" office:value-type="string">
            <text:p>malp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table:style-name="ce6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aigre</text:p>
          </table:table-cell>
          <table:table-cell table:number-columns-repeated="2" table:style-name="ce4" office:value-type="string">
            <text:p>aig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oree</text:p>
          </table:table-cell>
          <table:table-cell table:style-name="ce4" office:value-type="string">
            <text:p>moree</text:p>
          </table:table-cell>
          <table:table-cell table:style-name="ce4" office:value-type="string">
            <text:p>more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</text:p>
          </table:table-cell>
          <table:table-cell table:style-name="ce6" office:value-type="string">
            <text:p>ne1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ot</text:p>
          </table:table-cell>
          <table:table-cell table:style-name="ce6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i</text:p>
          </table:table-cell>
          <table:table-cell table:number-columns-repeated="2" table:style-name="ce6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mestre</text:p>
          </table:table-cell>
          <table:table-cell office:value-type="string">
            <text:p>maistre</text:p>
          </table:table-cell>
          <table:table-cell office:value-type="string">
            <text:p>mai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>
            <text:p>larron</text:p>
          </table:table-cell>
          <table:table-cell table:style-name="ce6"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usqu</text:p>
          </table:table-cell>
          <table:table-cell table:number-columns-repeated="2" office:value-type="string">
            <text:p>jusque</text:p>
          </table:table-cell>
          <table:table-cell office:value-type="string">
            <text:p>PRE</text:p>
          </table:table-cell>
          <table:table-cell table:number-columns-repeated="9"/>
          <table:table-cell office:value-type="string">
            <text:p>A l'origine : « jusqua ».</text:p>
          </table:table-cell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er</text:p>
          </table:table-cell>
          <table:table-cell table:number-columns-repeated="2" table:style-name="ce6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etee</text:p>
          </table:table-cell>
          <table:table-cell table:number-columns-repeated="2" office:value-type="string">
            <text:p>bet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lpin</text:p>
          </table:table-cell>
          <table:table-cell office:value-type="string">
            <text:p>malpin</text:p>
          </table:table-cell>
          <table:table-cell office:value-type="string">
            <text:p>malp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4"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ist</text:p>
          </table:table-cell>
          <table:table-cell table:number-columns-repeated="2" table:style-name="ce6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 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 l'origine : « lamirant ».</text:p>
          </table:table-cell>
        </table:table-row>
        <table:table-row table:style-name="ro3">
          <table:table-cell/>
          <table:table-cell office:value-type="string">
            <text:p>amirant</text:p>
          </table:table-cell>
          <table:table-cell office:value-type="string">
            <text:p>amiral</text:p>
          </table:table-cell>
          <table:table-cell office:value-type="string">
            <text:p>amiral|ami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</text:p>
          </table:table-cell>
          <table:table-cell table:number-columns-repeated="2" table:style-name="ce6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ma</text:p>
          </table:table-cell>
          <table:table-cell table:style-name="ce6" office:value-type="string">
            <text:p>mon1</text:p>
          </table:table-cell>
          <table:table-cell table:style-name="ce6"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arbe</text:p>
          </table:table-cell>
          <table:table-cell table:number-columns-repeated="2" table:style-name="ce6" office:value-type="string">
            <text:p>barb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ellee</text:p>
          </table:table-cell>
          <table:table-cell office:value-type="string">
            <text:p>mesler</text:p>
          </table:table-cell>
          <table:table-cell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i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sa</text:p>
          </table:table-cell>
          <table:table-cell table:style-name="ce6" office:value-type="string">
            <text:p>son4</text:p>
          </table:table-cell>
          <table:table-cell table:style-name="ce6"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>
            <text:p>ceinture</text:p>
          </table:table-cell>
          <table:table-cell table:style-name="ce6"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voies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aflori</text:p>
          </table:table-cell>
          <table:table-cell table:style-name="ce4" office:value-type="string">
            <text:p>esflorer</text:p>
          </table:table-cell>
          <table:table-cell table:style-name="ce4" office:value-type="string">
            <text:p>esfl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a » + « flori ».</text:p>
          </table:table-cell>
        </table:table-row>
        <table:table-row table:style-name="ro3">
          <table:table-cell/>
          <table:table-cell office:value-type="string">
            <text:p>emblee</text:p>
          </table:table-cell>
          <table:table-cell office:value-type="string">
            <text:p>emblee</text:p>
          </table:table-cell>
          <table:table-cell office:value-type="string">
            <text:p>emb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a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puis</text:p>
          </table:table-cell>
          <table:table-cell table:number-columns-repeated="2" table:style-name="ce6" office:value-type="string">
            <text:p>puis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francois</text:p>
          </table:table-cell>
          <table:table-cell table:style-name="ce6" office:value-type="string">
            <text:p>françois</text:p>
          </table:table-cell>
          <table:table-cell table:style-name="ce6"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</text:p>
          </table:table-cell>
          <table:table-cell table:style-name="ce6" office:value-type="string">
            <text:p>ne1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aroient</text:p>
          </table:table-cell>
          <table:table-cell table:style-name="ce4" office:value-type="string">
            <text:p>aler <text:s text:c="2"/></text:p>
          </table:table-cell>
          <table:table-cell table:style-name="ce4" office:value-type="string">
            <text:p>aler <text:s text:c="2"/>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s</text:p>
          </table:table-cell>
          <table:table-cell table:style-name="ce6" office:value-type="string">
            <text:p>vers2</text:p>
          </table:table-cell>
          <table:table-cell table:style-name="ce6" office:value-type="string">
            <text:p>vers2|ve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nos</text:p>
          </table:table-cell>
          <table:table-cell table:style-name="ce6" office:value-type="string">
            <text:p>nos1</text:p>
          </table:table-cell>
          <table:table-cell office:value-type="string">
            <text:p>nos1|n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ule</text:p>
          </table:table-cell>
          <table:table-cell table:number-columns-repeated="2" table:style-name="ce6"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uree</text:p>
          </table:table-cell>
          <table:table-cell office:value-type="string">
            <text:p>duree</text:p>
          </table:table-cell>
          <table:table-cell table:style-name="ce6" office:value-type="string">
            <text:p>du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si</text:p>
          </table:table-cell>
          <table:table-cell table:number-columns-repeated="2" table:style-name="ce6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tu</text:p>
          </table:table-cell>
          <table:table-cell table:number-columns-repeated="2" table:style-name="ce6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nbloies</text:p>
          </table:table-cell>
          <table:table-cell office:value-type="string">
            <text:p>esblöir</text:p>
          </table:table-cell>
          <table:table-cell office:value-type="string">
            <text:p>esbl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</text:p>
          </table:table-cell>
          <table:table-cell table:style-name="ce6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st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verite</text:p>
          </table:table-cell>
          <table:table-cell table:style-name="ce6" office:value-type="string">
            <text:p>verité</text:p>
          </table:table-cell>
          <table:table-cell office:value-type="string">
            <text:p>ver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rovee</text:p>
          </table:table-cell>
          <table:table-cell table:style-name="ce6" office:value-type="string">
            <text:p>prover</text:p>
          </table:table-cell>
          <table:table-cell table:style-name="ce6" office:value-type="string">
            <text:p>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table:style-name="ce6"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table:style-name="ce6"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or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i</text:p>
          </table:table-cell>
          <table:table-cell office:value-type="string">
            <text:p>tu</text:p>
          </table:table-cell>
          <table:table-cell table:style-name="ce6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onrai</text:p>
          </table:table-cell>
          <table:table-cell table:style-name="ce6" office:value-type="string">
            <text:p>doner</text:p>
          </table:table-cell>
          <table:table-cell table:style-name="ce6" office:value-type="string">
            <text:p>doner|don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une</text:p>
          </table:table-cell>
          <table:table-cell table:number-columns-repeated="2" table:style-name="ce6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6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someree</text:p>
          </table:table-cell>
          <table:table-cell office:value-type="string">
            <text:p>someree</text:p>
          </table:table-cell>
          <table:table-cell table:style-name="ce6" office:value-type="string">
            <text:p>some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ans le Tobler, existence de l'entrée seulement et renvoi au Godefroy. Pas d'exemple</text:p>
          </table:table-cell>
        </table:table-row>
        <table:table-row table:style-name="ro3">
          <table:table-cell/>
          <table:table-cell office:value-type="string">
            <text:p>Tant</text:p>
          </table:table-cell>
          <table:table-cell table:style-name="ce6"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com</text:p>
          </table:table-cell>
          <table:table-cell table:style-name="ce6" office:value-type="string">
            <text:p>come1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>
            <text:p>ceinture</text:p>
          </table:table-cell>
          <table:table-cell table:style-name="ce6"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ient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4"/>
          <table:table-cell table:style-name="ce2" office:value-type="string">
            <text:p>sub|pst|3|p</text:p>
          </table:table-cell>
          <table:table-cell/>
        </table:table-row>
        <table:table-row table:style-name="ro3">
          <table:table-cell/>
          <table:table-cell office:value-type="string">
            <text:p>n</text:p>
          </table:table-cell>
          <table:table-cell table:style-name="ce6" office:value-type="string">
            <text:p>ne1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ert</text:p>
          </table:table-cell>
          <table:table-cell table:style-name="ce6" office:value-type="string">
            <text:p>estre1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or</text:p>
          </table:table-cell>
          <table:table-cell table:number-columns-repeated="2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famee</text:p>
          </table:table-cell>
          <table:table-cell office:value-type="string">
            <text:p>afamer</text:p>
          </table:table-cell>
          <table:table-cell office:value-type="string">
            <text:p>afa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ire</text:p>
          </table:table-cell>
          <table:table-cell table:style-name="ce6" office:value-type="string">
            <text:p>seigno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e</text:p>
          </table:table-cell>
          <table:table-cell office:value-type="string">
            <text:p>ce1</text:p>
          </table:table-cell>
          <table:table-cell table:style-name="ce6"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ist</text:p>
          </table:table-cell>
          <table:table-cell table:number-columns-repeated="2" table:style-name="ce6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i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erre</text:p>
          </table:table-cell>
          <table:table-cell office:value-type="string">
            <text:p>larron</text:p>
          </table:table-cell>
          <table:table-cell table:style-name="ce6"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emain</text:p>
          </table:table-cell>
          <table:table-cell table:number-columns-repeated="2" table:style-name="ce6" office:value-type="string">
            <text:p>demai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ainz</text:p>
          </table:table-cell>
          <table:table-cell table:style-name="ce6" office:value-type="string">
            <text:p>ainc|ainz</text:p>
          </table:table-cell>
          <table:table-cell table:style-name="ce6" office:value-type="string">
            <text:p>ainc|ain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espree</text:p>
          </table:table-cell>
          <table:table-cell office:value-type="string">
            <text:p>vespree</text:p>
          </table:table-cell>
          <table:table-cell table:style-name="ce6" office:value-type="string">
            <text:p>vesp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incois</text:p>
          </table:table-cell>
          <table:table-cell office:value-type="string">
            <text:p>ainçois</text:p>
          </table:table-cell>
          <table:table-cell table:style-name="ce6" office:value-type="string">
            <text:p>ainçoi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demain</text:p>
          </table:table-cell>
          <table:table-cell table:number-columns-repeated="2" table:style-name="ce6" office:value-type="string">
            <text:p>demai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ube</text:p>
          </table:table-cell>
          <table:table-cell table:number-columns-repeated="2" office:value-type="string">
            <text:p>aub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que</text:p>
          </table:table-cell>
          <table:table-cell table:style-name="ce6" office:value-type="string">
            <text:p>que1|que4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pere</text:p>
          </table:table-cell>
          <table:table-cell table:number-columns-repeated="2" office:value-type="string">
            <text:p>par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rosee</text:p>
          </table:table-cell>
          <table:table-cell table:number-columns-repeated="2" office:value-type="string">
            <text:p>rose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os</text:p>
          </table:table-cell>
          <table:table-cell table:style-name="ce6" office:value-type="string">
            <text:p>vos1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style-name="ce4" office:value-type="string">
            <text:p>aure</text:p>
          </table:table-cell>
          <table:table-cell table:style-name="ce6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5"/>
          <table:table-cell office:value-type="string">
            <text:p>Auré ? </text:p>
          </table:table-cell>
        </table:table-row>
        <table:table-row table:style-name="ro3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>
            <text:p>ceinture</text:p>
          </table:table-cell>
          <table:table-cell table:style-name="ce6"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ivree</text:p>
          </table:table-cell>
          <table:table-cell office:value-type="string">
            <text:p>livrer</text:p>
          </table:table-cell>
          <table:table-cell table:style-name="ce6" office:value-type="string">
            <text:p>li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Quant</text:p>
          </table:table-cell>
          <table:table-cell table:style-name="ce6" office:value-type="string">
            <text:p>cant1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</text:p>
          </table:table-cell>
          <table:table-cell table:number-columns-repeated="2" table:style-name="ce6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ntent</text:p>
          </table:table-cell>
          <table:table-cell table:number-columns-repeated="2" table:style-name="ce6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mirant</text:p>
          </table:table-cell>
          <table:table-cell office:value-type="string">
            <text:p>amiral</text:p>
          </table:table-cell>
          <table:table-cell table:style-name="ce6" office:value-type="string">
            <text:p>amiral|ami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rant</text:p>
          </table:table-cell>
          <table:table-cell table:style-name="ce6" office:value-type="string">
            <text:p>grant</text:p>
          </table:table-cell>
          <table:table-cell table:style-name="ce6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joie</text:p>
          </table:table-cell>
          <table:table-cell table:style-name="ce6" office:value-type="string">
            <text:p>joie</text:p>
          </table:table-cell>
          <table:table-cell office:value-type="string">
            <text:p>jo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demenee</text:p>
          </table:table-cell>
          <table:table-cell office:value-type="string">
            <text:p>demener</text:p>
          </table:table-cell>
          <table:table-cell table:style-name="ce6" office:value-type="string">
            <text:p>de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3">
          <table:table-cell/>
          <table:table-cell office:value-type="string">
            <text:p>Li</text:p>
          </table:table-cell>
          <table:table-cell table:style-name="ce6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or</text:p>
          </table:table-cell>
          <table:table-cell table:style-name="ce6" office:value-type="string">
            <text:p>jor</text:p>
          </table:table-cell>
          <table:table-cell table:style-name="ce6"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et</text:p>
          </table:table-cell>
          <table:table-cell table:style-name="ce6" office:value-type="string">
            <text:p>aler</text:p>
          </table:table-cell>
          <table:table-cell office:value-type="string">
            <text:p>aler <text:s text:c="2"/>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table:style-name="ce6" office:value-type="string">
            <text:p>a3</text:p>
          </table:table-cell>
          <table:table-cell table:style-name="ce6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declin</text:p>
          </table:table-cell>
          <table:table-cell office:value-type="string">
            <text:p>declin</text:p>
          </table:table-cell>
          <table:table-cell table:style-name="ce6" office:value-type="string">
            <text:p>decl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t</text:p>
          </table:table-cell>
          <table:table-cell table:number-columns-repeated="2" table:style-name="ce6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torne</text:p>
          </table:table-cell>
          <table:table-cell table:number-columns-repeated="2" office:value-type="string">
            <text:p>tomb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la</text:p>
          </table:table-cell>
          <table:table-cell table:number-columns-repeated="2" table:style-name="ce6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espree</text:p>
          </table:table-cell>
          <table:table-cell office:value-type="string">
            <text:p>vespree</text:p>
          </table:table-cell>
          <table:table-cell table:style-name="ce6" office:value-type="string">
            <text:p>vesp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tendit</text:p>
          </table:table-cell>
          <table:table-cell office:value-type="string">
            <text:p>atendre</text:p>
          </table:table-cell>
          <table:table-cell office:value-type="string">
            <text:p>&lt;nolem&gt;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s</text:p>
          </table:table-cell>
          <table:table-cell office:value-type="string">
            <text:p>terre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es</text:p>
          </table:table-cell>
          <table:table-cell table:number-columns-repeated="2" office:value-type="string">
            <text:p>près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rnee</text:p>
          </table:table-cell>
          <table:table-cell office:value-type="string">
            <text:p>roche3</text:p>
          </table:table-cell>
          <table:table-cell office:value-type="string">
            <text:p>jor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nuz</text:p>
          </table:table-cell>
          <table:table-cell table:number-columns-repeated="2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</text:p>
          </table:table-cell>
          <table:table-cell office:value-type="string">
            <text:p>estre1</text:p>
          </table:table-cell>
          <table:table-cell office:value-type="string">
            <text:p>en1+le|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ossez</text:p>
          </table:table-cell>
          <table:table-cell office:value-type="string">
            <text:p>estre1</text:p>
          </table:table-cell>
          <table:table-cell office:value-type="string">
            <text:p>foss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s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ue</text:p>
          </table:table-cell>
          <table:table-cell office:value-type="string">
            <text:p>espiet</text:p>
          </table:table-cell>
          <table:table-cell office:value-type="string">
            <text:p>iss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esnoee</text:p>
          </table:table-cell>
          <table:table-cell office:value-type="string">
            <text:p>arapater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s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t</text:p>
          </table:table-cell>
          <table:table-cell office:value-type="string">
            <text:p>aler</text:p>
          </table:table-cell>
          <table:table-cell office:value-type="string">
            <text:p>aler|vest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office:value-type="string">
            <text:p>tor5</text:p>
          </table:table-cell>
          <table:table-cell office:value-type="string">
            <text:p>tor1|tor2|tor3|tor4|tor5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ost</text:p>
          </table:table-cell>
          <table:table-cell office:value-type="string">
            <text:p>tost1</text:p>
          </table:table-cell>
          <table:table-cell office:value-type="string">
            <text:p>tost1|tost|tot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ampee</text:p>
          </table:table-cell>
          <table:table-cell office:value-type="string">
            <text:p>ralier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curol</text:p>
          </table:table-cell>
          <table:table-cell office:value-type="string">
            <text:p>esperon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a</text:p>
          </table:table-cell>
          <table:table-cell office:value-type="string">
            <text:p>ne1</text:p>
          </table:table-cell>
          <table:table-cell office:value-type="string">
            <text:p>&lt;nolem&gt;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hesne</text:p>
          </table:table-cell>
          <table:table-cell office:value-type="string">
            <text:p>jhesu</text:p>
          </table:table-cell>
          <table:table-cell office:value-type="string">
            <text:p>chais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orest</text:p>
          </table:table-cell>
          <table:table-cell office:value-type="string">
            <text:p>doner</text:p>
          </table:table-cell>
          <table:table-cell office:value-type="string">
            <text:p>fores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amee</text:p>
          </table:table-cell>
          <table:table-cell office:value-type="string">
            <text:p>espee</text:p>
          </table:table-cell>
          <table:table-cell office:value-type="string">
            <text:p>ram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office:value-type="string">
            <text:p>jor</text:p>
          </table:table-cell>
          <table:table-cell office:value-type="string">
            <text:p>tor1|tor2|tor3|tor4|tor5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s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tra</text:p>
          </table:table-cell>
          <table:table-cell table:number-columns-repeated="2" office:value-type="string">
            <text:p>entr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iement</text:p>
          </table:table-cell>
          <table:table-cell office:value-type="string">
            <text:p>oignement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lee</text:p>
          </table:table-cell>
          <table:table-cell office:value-type="string">
            <text:p>sele</text:p>
          </table:table-cell>
          <table:table-cell office:value-type="string">
            <text:p>celer2|cel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snelement</text:p>
          </table:table-cell>
          <table:table-cell office:value-type="string">
            <text:p>isnelement</text:p>
          </table:table-cell>
          <table:table-cell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st</text:p>
          </table:table-cell>
          <table:table-cell office:value-type="string">
            <text:p>tost1</text:p>
          </table:table-cell>
          <table:table-cell office:value-type="string">
            <text:p>tost1|tost|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>
            <text:p>vint</text:p>
          </table:table-cell>
          <table:table-cell office:value-type="string">
            <text:p>venir|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eminee</text:p>
          </table:table-cell>
          <table:table-cell office:value-type="string">
            <text:p>chemin</text:p>
          </table:table-cell>
          <table:table-cell office:value-type="string">
            <text:p>chemi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ndele</text:p>
          </table:table-cell>
          <table:table-cell office:value-type="string">
            <text:p>chastel</text:p>
          </table:table-cell>
          <table:table-cell office:value-type="string">
            <text:p>chandoi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rise</text:p>
          </table:table-cell>
          <table:table-cell office:value-type="string">
            <text:p>prendre</text:p>
          </table:table-cell>
          <table:table-cell office:value-type="string">
            <text:p>prendre|p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</text:p>
          </table:table-cell>
          <table:table-cell office:value-type="string">
            <text:p>avoir</text:p>
          </table:table-cell>
          <table:table-cell office:value-type="string">
            <text:p>a+le|le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feu</text:p>
          </table:table-cell>
          <table:table-cell office:value-type="string">
            <text:p>feu|fief|fo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umee</text:p>
          </table:table-cell>
          <table:table-cell office:value-type="string">
            <text:p>flamme</text:p>
          </table:table-cell>
          <table:table-cell office:value-type="string">
            <text:p>alu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vint</text:p>
          </table:table-cell>
          <table:table-cell office:value-type="string">
            <text:p>venir|voir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s</text:p>
          </table:table-cell>
          <table:table-cell office:value-type="string">
            <text:p>où</text:p>
          </table:table-cell>
          <table:table-cell office:value-type="string">
            <text:p>uis|u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mbre</text:p>
          </table:table-cell>
          <table:table-cell office:value-type="string">
            <text:p>chambre1</text:p>
          </table:table-cell>
          <table:table-cell office:value-type="string">
            <text:p>chambre1|cham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ele|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ova</text:p>
          </table:table-cell>
          <table:table-cell office:value-type="string">
            <text:p>trover</text:p>
          </table:table-cell>
          <table:table-cell office:value-type="string">
            <text:p>trover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mee</text:p>
          </table:table-cell>
          <table:table-cell table:number-columns-repeated="2" office:value-type="string">
            <text:p>fer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rme</text:p>
          </table:table-cell>
          <table:table-cell office:value-type="string">
            <text:p>charle</text:p>
          </table:table-cell>
          <table:table-cell office:value-type="string">
            <text:p>charme1|charme2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ost</text:p>
          </table:table-cell>
          <table:table-cell office:value-type="string">
            <text:p>hanste</text:p>
          </table:table-cell>
          <table:table-cell office:value-type="string">
            <text:p>tantost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ffermee</text:p>
          </table:table-cell>
          <table:table-cell office:value-type="string">
            <text:p>reclamer</text:p>
          </table:table-cell>
          <table:table-cell office:value-type="string">
            <text:p>desferm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s</text:p>
          </table:table-cell>
          <table:table-cell office:value-type="string">
            <text:p>nos1</text:p>
          </table:table-cell>
          <table:table-cell office:value-type="string">
            <text:p>&lt;unknown&gt;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rancois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it</text:p>
          </table:table-cell>
          <table:table-cell office:value-type="string">
            <text:p>aler</text:p>
          </table:table-cell>
          <table:table-cell office:value-type="string">
            <text:p>aler|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ormant</text:p>
          </table:table-cell>
          <table:table-cell office:value-type="string">
            <text:p>forment</text:p>
          </table:table-cell>
          <table:table-cell office:value-type="string">
            <text:p>dormi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le</text:p>
          </table:table-cell>
          <table:table-cell office:value-type="string">
            <text:p>sele</text:p>
          </table:table-cell>
          <table:table-cell office:value-type="string">
            <text:p>sale1|sa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vee</text:p>
          </table:table-cell>
          <table:table-cell office:value-type="string">
            <text:p>häir</text:p>
          </table:table-cell>
          <table:table-cell office:value-type="string">
            <text:p>pav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a</text:p>
          </table:table-cell>
          <table:table-cell office:value-type="string">
            <text:p>si</text:p>
          </table:table-cell>
          <table:table-cell office:value-type="string">
            <text:p>&lt;unknown&gt;</text:p>
          </table:table-cell>
          <table:table-cell office:value-type="string">
            <text:p>DETpo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nt</text:p>
          </table:table-cell>
          <table:table-cell office:value-type="string">
            <text:p>gent1</text:p>
          </table:table-cell>
          <table:table-cell office:value-type="string">
            <text:p>gent1|gi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</text:p>
          </table:table-cell>
          <table:table-cell office:value-type="string">
            <text:p>terre</text:p>
          </table:table-cell>
          <table:table-cell office:value-type="string">
            <text:p>larron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duite</text:p>
          </table:table-cell>
          <table:table-cell office:value-type="string">
            <text:p>rosette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chantee</text:p>
          </table:table-cell>
          <table:table-cell table:number-columns-repeated="2" office:value-type="string">
            <text:p>encha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sveillassent</text:p>
          </table:table-cell>
          <table:table-cell office:value-type="string">
            <text:p>soi1</text:p>
          </table:table-cell>
          <table:table-cell office:value-type="string">
            <text:p>&lt;unknown&gt;</text:p>
          </table:table-cell>
          <table:table-cell office:value-type="string">
            <text:p>PROper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office:value-type="string">
            <text:p>jor</text:p>
          </table:table-cell>
          <table:table-cell office:value-type="string">
            <text:p>tor1|tor2|tor3|tor4|tor5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or4|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mblee</text:p>
          </table:table-cell>
          <table:table-cell office:value-type="string">
            <text:p>complie</text:p>
          </table:table-cell>
          <table:table-cell office:value-type="string">
            <text:p>combler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&lt;unknown&gt;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ui</text:p>
          </table:table-cell>
          <table:table-cell office:value-type="string">
            <text:p>il</text:p>
          </table:table-cell>
          <table:table-cell office:value-type="string">
            <text:p>guion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orgoigne</text:p>
          </table:table-cell>
          <table:table-cell office:value-type="string">
            <text:p>borguignon</text:p>
          </table:table-cell>
          <table:table-cell office:value-type="string">
            <text:p>borgoi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ier</text:p>
          </table:table-cell>
          <table:table-cell office:value-type="string">
            <text:p>chief1</text:p>
          </table:table-cell>
          <table:table-cell office:value-type="string">
            <text:p>ch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nbree</text:p>
          </table:table-cell>
          <table:table-cell office:value-type="string">
            <text:p>meillor</text:p>
          </table:table-cell>
          <table:table-cell office:value-type="string">
            <text:p>menbr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fen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vers</text:p>
          </table:table-cell>
          <table:table-cell office:value-type="string">
            <text:p>denier</text:p>
          </table:table-cell>
          <table:table-cell office:value-type="string">
            <text:p>deve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lee</text:p>
          </table:table-cell>
          <table:table-cell office:value-type="string">
            <text:p>sele</text:p>
          </table:table-cell>
          <table:table-cell office:value-type="string">
            <text:p>sal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oir</text:p>
          </table:table-cell>
          <table:table-cell office:value-type="string">
            <text:p>venir</text:p>
          </table:table-cell>
          <table:table-cell office:value-type="string">
            <text:p>vë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st</text:p>
          </table:table-cell>
          <table:table-cell office:value-type="string">
            <text:p>os2</text:p>
          </table:table-cell>
          <table:table-cell office:value-type="string">
            <text:p>os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semblee</text:p>
          </table:table-cell>
          <table:table-cell office:value-type="string">
            <text:p>acoillir</text:p>
          </table:table-cell>
          <table:table-cell office:value-type="string">
            <text:p>assemble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s</text:p>
          </table:table-cell>
          <table:table-cell office:value-type="string">
            <text:p>terre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st</text:p>
          </table:table-cell>
          <table:table-cell office:value-type="string">
            <text:p>faire|feire|fere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ongue</text:p>
          </table:table-cell>
          <table:table-cell office:value-type="string">
            <text:p>congié</text:p>
          </table:table-cell>
          <table:table-cell office:value-type="string">
            <text:p>lon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moree</text:p>
          </table:table-cell>
          <table:table-cell office:value-type="string">
            <text:p>depecier</text:p>
          </table:table-cell>
          <table:table-cell office:value-type="string">
            <text:p>demore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ient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u</text:p>
          </table:table-cell>
          <table:table-cell office:value-type="string">
            <text:p>avoir</text:p>
          </table:table-cell>
          <table:table-cell office:value-type="string">
            <text:p>a+le|le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t</text:p>
          </table:table-cell>
          <table:table-cell office:value-type="string">
            <text:p>uit</text:p>
          </table:table-cell>
          <table:table-cell office:value-type="string">
            <text:p>lit1|lit2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loripas</text:p>
          </table:table-cell>
          <table:table-cell office:value-type="string">
            <text:p>florïant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</text:p>
          </table:table-cell>
          <table:table-cell office:value-type="string">
            <text:p>que2|que3</text:p>
          </table:table-cell>
          <table:table-cell office:value-type="string">
            <text:p>que1|que2|que3|que4|que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le</text:p>
          </table:table-cell>
          <table:table-cell office:value-type="string">
            <text:p>bel1</text:p>
          </table:table-cell>
          <table:table-cell office:value-type="string">
            <text:p>bel|bel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ee</text:p>
          </table:table-cell>
          <table:table-cell office:value-type="string">
            <text:p>fé</text:p>
          </table:table-cell>
          <table:table-cell office:value-type="string">
            <text:p>fee1|fee2|foii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is</text:p>
          </table:table-cell>
          <table:table-cell office:value-type="string">
            <text:p>puis</text:p>
          </table:table-cell>
          <table:table-cell office:value-type="string">
            <text:p>querre</text:p>
          </table:table-cell>
          <table:table-cell office:value-type="string">
            <text:p>PROrel.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office:value-type="string">
            <text:p>ceind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avoit</text:p>
          </table:table-cell>
          <table:table-cell office:value-type="string">
            <text:p>lacier</text:p>
          </table:table-cell>
          <table:table-cell office:value-type="string">
            <text:p>lav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ovee</text:p>
          </table:table-cell>
          <table:table-cell office:value-type="string">
            <text:p>trover</text:p>
          </table:table-cell>
          <table:table-cell office:value-type="string">
            <text:p>t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nviron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il|l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ele|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</text:p>
          </table:table-cell>
          <table:table-cell table:number-columns-repeated="2" office:value-type="string">
            <text:p>ce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ocle</text:p>
          </table:table-cell>
          <table:table-cell office:value-type="string">
            <text:p>bocle</text:p>
          </table:table-cell>
          <table:table-cell office:value-type="string">
            <text:p>bo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ree</text:p>
          </table:table-cell>
          <table:table-cell office:value-type="string">
            <text:p>doner</text:p>
          </table:table-cell>
          <table:table-cell office:value-type="string">
            <text:p>d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loripas</text:p>
          </table:table-cell>
          <table:table-cell office:value-type="string">
            <text:p>florïant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garda</text:p>
          </table:table-cell>
          <table:table-cell table:number-columns-repeated="2" office:value-type="string">
            <text:p>regar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</text:p>
          </table:table-cell>
          <table:table-cell office:value-type="string">
            <text:p>que2|que3</text:p>
          </table:table-cell>
          <table:table-cell office:value-type="string">
            <text:p>que1|que2|que3|que4|que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le</text:p>
          </table:table-cell>
          <table:table-cell office:value-type="string">
            <text:p>bel1</text:p>
          </table:table-cell>
          <table:table-cell office:value-type="string">
            <text:p>bel|bel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ee</text:p>
          </table:table-cell>
          <table:table-cell office:value-type="string">
            <text:p>fé</text:p>
          </table:table-cell>
          <table:table-cell office:value-type="string">
            <text:p>fee1|fee2|foii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&lt;unknown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udra</text:p>
          </table:table-cell>
          <table:table-cell office:value-type="string">
            <text:p>voloir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sir</text:p>
          </table:table-cell>
          <table:table-cell office:value-type="string">
            <text:p>peser</text:p>
          </table:table-cell>
          <table:table-cell office:value-type="string">
            <text:p>jes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ar</text:p>
          </table:table-cell>
          <table:table-cell office:value-type="string">
            <text:p>par</text:p>
          </table:table-cell>
          <table:table-cell office:value-type="string">
            <text:p>car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forment</text:p>
          </table:table-cell>
          <table:table-cell office:value-type="string">
            <text:p>forment|fort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gree</text:p>
          </table:table-cell>
          <table:table-cell office:value-type="string">
            <text:p>ardre</text:p>
          </table:table-cell>
          <table:table-cell office:value-type="string">
            <text:p>agre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lans</text:p>
          </table:table-cell>
          <table:table-cell office:value-type="string">
            <text:p>li</text:p>
          </table:table-cell>
          <table:table-cell office:value-type="string">
            <text:p>flanc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ele|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isit</text:p>
          </table:table-cell>
          <table:table-cell office:value-type="string">
            <text:p>maison</text:p>
          </table:table-cell>
          <table:table-cell office:value-type="string">
            <text:p>saisir</text:p>
          </table:table-cell>
          <table:table-cell office:value-type="string">
            <text:p>VERcjg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te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ue</text:p>
          </table:table-cell>
          <table:table-cell office:value-type="string">
            <text:p>que1|que4</text:p>
          </table:table-cell>
          <table:table-cell office:value-type="string">
            <text:p>nuit|nü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achee</text:p>
          </table:table-cell>
          <table:table-cell office:value-type="string">
            <text:p>sachier2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&lt;nolem&gt;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ucele</text:p>
          </table:table-cell>
          <table:table-cell office:value-type="string">
            <text:p>pucele</text:p>
          </table:table-cell>
          <table:table-cell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sveille</text:p>
          </table:table-cell>
          <table:table-cell office:value-type="string">
            <text:p>resembler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2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haut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s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criee</text:p>
          </table:table-cell>
          <table:table-cell office:value-type="string">
            <text:p>escrïer</text:p>
          </table:table-cell>
          <table:table-cell office:value-type="string">
            <text:p>escrïer</text:p>
          </table:table-cell>
          <table:table-cell office:value-type="string">
            <text:p>VERpp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einte</text:p>
          </table:table-cell>
          <table:table-cell table:number-columns-repeated="2" office:value-type="string">
            <text:p>sai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mar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dame</text:p>
          </table:table-cell>
          <table:table-cell office:value-type="string">
            <text:p>dam|dame|da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ine</text:p>
          </table:table-cell>
          <table:table-cell office:value-type="string">
            <text:p>reiner</text:p>
          </table:table-cell>
          <table:table-cell office:value-type="string">
            <text:p>regne|rein|röine1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onee</text:p>
          </table:table-cell>
          <table:table-cell office:value-type="string">
            <text:p>corage</text:p>
          </table:table-cell>
          <table:table-cell office:value-type="string">
            <text:p>coron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&lt;nolem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tes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os</text:p>
          </table:table-cell>
          <table:table-cell office:value-type="string">
            <text:p>d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lle</text:p>
          </table:table-cell>
          <table:table-cell office:value-type="string">
            <text:p>en1+le</text:p>
          </table:table-cell>
          <table:table-cell office:value-type="string">
            <text:p>ele|il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rop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etes</text:p>
          </table:table-cell>
          <table:table-cell office:value-type="string">
            <text:p>faire|feire|fere</text:p>
          </table:table-cell>
          <table:table-cell office:value-type="string">
            <text:p>faire|fe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ongue</text:p>
          </table:table-cell>
          <table:table-cell office:value-type="string">
            <text:p>cengle</text:p>
          </table:table-cell>
          <table:table-cell office:value-type="string">
            <text:p>lonc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tee</text:p>
          </table:table-cell>
          <table:table-cell office:value-type="string">
            <text:p>espee</text:p>
          </table:table-cell>
          <table:table-cell office:value-type="string">
            <text:p>ester</text:p>
          </table:table-cell>
          <table:table-cell office:value-type="string">
            <text:p>NOMcom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sez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uceles</text:p>
          </table:table-cell>
          <table:table-cell office:value-type="string">
            <text:p>pucele</text:p>
          </table:table-cell>
          <table:table-cell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corent</text:p>
          </table:table-cell>
          <table:table-cell office:value-type="string">
            <text:p>adober</text:p>
          </table:table-cell>
          <table:table-cell office:value-type="string">
            <text:p>acor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ecune</text:p>
          </table:table-cell>
          <table:table-cell office:value-type="string">
            <text:p>chemin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hevelee</text:p>
          </table:table-cell>
          <table:table-cell office:value-type="string">
            <text:p>esclavonie</text:p>
          </table:table-cell>
          <table:table-cell office:value-type="string">
            <text:p>eschevel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ient</text:p>
          </table:table-cell>
          <table:table-cell office:value-type="string">
            <text:p>fu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rron</text:p>
          </table:table-cell>
          <table:table-cell office:value-type="string">
            <text:p>laissier</text:p>
          </table:table-cell>
          <table:table-cell office:value-type="string">
            <text:p>larron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no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vree</text:p>
          </table:table-cell>
          <table:table-cell office:value-type="string">
            <text:p>pensee</text:p>
          </table:table-cell>
          <table:table-cell office:value-type="string">
            <text:p>pev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te</text:p>
          </table:table-cell>
          <table:table-cell office:value-type="string">
            <text:p>tot</text:p>
          </table:table-cell>
          <table:table-cell office:value-type="string">
            <text:p>&lt;unknown&gt;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ardie</text:p>
          </table:table-cell>
          <table:table-cell table:number-columns-repeated="2" office:value-type="string">
            <text:p>hardi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ie</text:p>
          </table:table-cell>
          <table:table-cell office:value-type="string">
            <text:p>guiier</text:p>
          </table:table-cell>
          <table:table-cell office:value-type="string">
            <text:p>foye|fui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nee</text:p>
          </table:table-cell>
          <table:table-cell office:value-type="string">
            <text:p>tyre</text:p>
          </table:table-cell>
          <table:table-cell office:value-type="string">
            <text:p>torn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&lt;unknown&gt;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</text:p>
          </table:table-cell>
          <table:table-cell office:value-type="string">
            <text:p>terre</text:p>
          </table:table-cell>
          <table:table-cell office:value-type="string">
            <text:p>larron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loripas</text:p>
          </table:table-cell>
          <table:table-cell office:value-type="string">
            <text:p>florïant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soz</text:p>
          </table:table-cell>
          <table:table-cell office:value-type="string">
            <text:p>desoz</text:p>
          </table:table-cell>
          <table:table-cell office:value-type="string">
            <text:p>deso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il|l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versee</text:p>
          </table:table-cell>
          <table:table-cell office:value-type="string">
            <text:p>empener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ien</text:p>
          </table:table-cell>
          <table:table-cell office:value-type="string">
            <text:p>DETpos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escient</text:p>
          </table:table-cell>
          <table:table-cell office:value-type="string">
            <text:p>escïent</text:p>
          </table:table-cell>
          <table:table-cell office:value-type="string">
            <text:p>escï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ust</text:p>
          </table:table-cell>
          <table:table-cell office:value-type="string">
            <text:p>fust1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rgondee</text:p>
          </table:table-cell>
          <table:table-cell office:value-type="string">
            <text:p>vergoigne</text:p>
          </table:table-cell>
          <table:table-cell office:value-type="string">
            <text:p>vergond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uion</text:p>
          </table:table-cell>
          <table:table-cell office:value-type="string">
            <text:p>il</text:p>
          </table:table-cell>
          <table:table-cell office:value-type="string">
            <text:p>gui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orgoigne</text:p>
          </table:table-cell>
          <table:table-cell office:value-type="string">
            <text:p>borguignon</text:p>
          </table:table-cell>
          <table:table-cell office:value-type="string">
            <text:p>borgoi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iz</text:p>
          </table:table-cell>
          <table:table-cell office:value-type="string">
            <text:p>voiz</text:p>
          </table:table-cell>
          <table:table-cell office:value-type="string">
            <text:p>noi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outee</text:p>
          </table:table-cell>
          <table:table-cell office:value-type="string">
            <text:p>encontrer</text:p>
          </table:table-cell>
          <table:table-cell office:value-type="string">
            <text:p>escou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mbre</text:p>
          </table:table-cell>
          <table:table-cell office:value-type="string">
            <text:p>chambre1</text:p>
          </table:table-cell>
          <table:table-cell office:value-type="string">
            <text:p>chambre1|cham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s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ent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rant</text:p>
          </table:table-cell>
          <table:table-cell office:value-type="string">
            <text:p>corir</text:p>
          </table:table-cell>
          <table:table-cell office:value-type="string">
            <text:p>corir|corre|courir|cu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andonee</text:p>
          </table:table-cell>
          <table:table-cell office:value-type="string">
            <text:p>mençogne</text:p>
          </table:table-cell>
          <table:table-cell office:value-type="string">
            <text:p>rando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mie</text:p>
          </table:table-cell>
          <table:table-cell table:number-columns-repeated="2" office:value-type="string">
            <text:p>ami|m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esiez</text:p>
          </table:table-cell>
          <table:table-cell office:value-type="string">
            <text:p>devenir</text:p>
          </table:table-cell>
          <table:table-cell office:value-type="string">
            <text:p>ta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ous2|vos1|v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le</text:p>
          </table:table-cell>
          <table:table-cell office:value-type="string">
            <text:p>sele</text:p>
          </table:table-cell>
          <table:table-cell office:value-type="string">
            <text:p>bel|bele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e</text:p>
          </table:table-cell>
          <table:table-cell office:value-type="string">
            <text:p>ne2</text:p>
          </table:table-cell>
          <table:table-cell office:value-type="string">
            <text:p>naistre|nasquir|nier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s</text:p>
          </table:table-cell>
          <table:table-cell office:value-type="string">
            <text:p>laissier</text:p>
          </table:table-cell>
          <table:table-cell office:value-type="string">
            <text:p>larron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it</text:p>
          </table:table-cell>
          <table:table-cell office:value-type="string">
            <text:p>avoir</text:p>
          </table:table-cell>
          <table:table-cell office:value-type="string">
            <text:p>avoir|devoir|ö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t</text:p>
          </table:table-cell>
          <table:table-cell office:value-type="string">
            <text:p>uit</text:p>
          </table:table-cell>
          <table:table-cell office:value-type="string">
            <text:p>lit1|lit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aut</text:p>
          </table:table-cell>
          <table:table-cell office:value-type="string">
            <text:p>salir2</text:p>
          </table:table-cell>
          <table:table-cell office:value-type="string">
            <text:p>salir2|sauter|sauver|s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lee</text:p>
          </table:table-cell>
          <table:table-cell office:value-type="string">
            <text:p>voler</text:p>
          </table:table-cell>
          <table:table-cell office:value-type="string">
            <text:p>vo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us</text:p>
          </table:table-cell>
          <table:table-cell office:value-type="string">
            <text:p>duc2</text:p>
          </table:table-cell>
          <table:table-cell office:value-type="string">
            <text:p>duc2|du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it</text:p>
          </table:table-cell>
          <table:table-cell office:value-type="string">
            <text:p>ferir</text:p>
          </table:table-cell>
          <table:table-cell office:value-type="string">
            <text:p>faire|fer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chief1|chief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2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.ii.</text:p>
          </table:table-cell>
          <table:table-cell office:value-type="string">
            <text:p>qui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itiez</text:p>
          </table:table-cell>
          <table:table-cell office:value-type="string">
            <text:p>batisier</text:p>
          </table:table-cell>
          <table:table-cell office:value-type="string">
            <text:p>moitie</text:p>
          </table:table-cell>
          <table:table-cell office:value-type="string">
            <text:p>VERp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nt</text:p>
          </table:table-cell>
          <table:table-cell table:number-columns-repeated="2"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office:value-type="string">
            <text:p>defend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pee</text:p>
          </table:table-cell>
          <table:table-cell office:value-type="string">
            <text:p>espee</text:p>
          </table:table-cell>
          <table:table-cell office:value-type="string">
            <text:p>coper|couper2|ço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&lt;nolem&gt;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ndele</text:p>
          </table:table-cell>
          <table:table-cell office:value-type="string">
            <text:p>arondele</text:p>
          </table:table-cell>
          <table:table-cell office:value-type="string">
            <text:p>chandoi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</text:p>
          </table:table-cell>
          <table:table-cell office:value-type="string">
            <text:p>a3</text:p>
          </table:table-cell>
          <table:table-cell office:value-type="string">
            <text:p>a+le|le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rron</text:p>
          </table:table-cell>
          <table:table-cell office:value-type="string">
            <text:p>laissier</text:p>
          </table:table-cell>
          <table:table-cell office:value-type="string">
            <text:p>larr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donc</text:p>
          </table:table-cell>
          <table:table-cell office:value-type="string">
            <text:p>avant</text:p>
          </table:table-cell>
          <table:table-cell office:value-type="string">
            <text:p>adonc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nublee</text:p>
          </table:table-cell>
          <table:table-cell office:value-type="string">
            <text:p>adober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c</text:p>
          </table:table-cell>
          <table:table-cell office:value-type="string">
            <text:p>encui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chantement</text:p>
          </table:table-cell>
          <table:table-cell office:value-type="string">
            <text:p>en2</text:p>
          </table:table-cell>
          <table:table-cell office:value-type="string">
            <text:p>encantement|enchant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avoir|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denz</text:p>
          </table:table-cell>
          <table:table-cell office:value-type="string">
            <text:p>devoir</text:p>
          </table:table-cell>
          <table:table-cell office:value-type="string">
            <text:p>deden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uree</text:p>
          </table:table-cell>
          <table:table-cell office:value-type="string">
            <text:p>espee</text:p>
          </table:table-cell>
          <table:table-cell office:value-type="string">
            <text:p>dure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nc</text:p>
          </table:table-cell>
          <table:table-cell office:value-type="string">
            <text:p>donc</text:p>
          </table:table-cell>
          <table:table-cell office:value-type="string">
            <text:p>donne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aillent</text:p>
          </table:table-cell>
          <table:table-cell office:value-type="string">
            <text:p>vaillant</text:p>
          </table:table-cell>
          <table:table-cell office:value-type="string">
            <text:p>salir2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es</text:p>
          </table:table-cell>
          <table:table-cell office:value-type="string">
            <text:p>conte1</text:p>
          </table:table-cell>
          <table:table-cell office:value-type="string">
            <text:p>conte1|conte2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uvee</text:p>
          </table:table-cell>
          <table:table-cell office:value-type="string">
            <text:p>näif</text:p>
          </table:table-cell>
          <table:table-cell office:value-type="string">
            <text:p>sau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ui</text:p>
          </table:table-cell>
          <table:table-cell office:value-type="string">
            <text:p>il</text:p>
          </table:table-cell>
          <table:table-cell office:value-type="string">
            <text:p>gesi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or</text:p>
          </table:table-cell>
          <table:table-cell office:value-type="string">
            <text:p>il</text:p>
          </table:table-cell>
          <table:table-cell office:value-type="string">
            <text:p>il|lor2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ose</text:p>
          </table:table-cell>
          <table:table-cell office:value-type="string">
            <text:p>place</text:p>
          </table:table-cell>
          <table:table-cell office:value-type="string">
            <text:p>cho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chief1|chief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chief1|chief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ee</text:p>
          </table:table-cell>
          <table:table-cell office:value-type="string">
            <text:p>conte1</text:p>
          </table:table-cell>
          <table:table-cell office:value-type="string">
            <text:p>cont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&lt;nolem&gt;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rron</text:p>
          </table:table-cell>
          <table:table-cell office:value-type="string">
            <text:p>laissier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avoir|devoir</text:p>
          </table:table-cell>
          <table:table-cell office:value-type="string">
            <text:p>VERcjg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te</text:p>
          </table:table-cell>
          <table:table-cell office:value-type="string">
            <text:p>jeter</text:p>
          </table:table-cell>
          <table:table-cell office:value-type="string">
            <text:p>get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mi</text:p>
          </table:table-cell>
          <table:table-cell office:value-type="string">
            <text:p>par</text:p>
          </table:table-cell>
          <table:table-cell office:value-type="string">
            <text:p>parmi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vee</text:p>
          </table:table-cell>
          <table:table-cell office:value-type="string">
            <text:p>roche3</text:p>
          </table:table-cell>
          <table:table-cell office:value-type="string">
            <text:p>privé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&lt;unknown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te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office:value-type="string">
            <text:p>ceind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denz</text:p>
          </table:table-cell>
          <table:table-cell office:value-type="string">
            <text:p>dalez</text:p>
          </table:table-cell>
          <table:table-cell office:value-type="string">
            <text:p>deden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lee</text:p>
          </table:table-cell>
          <table:table-cell office:value-type="string">
            <text:p>sele</text:p>
          </table:table-cell>
          <table:table-cell office:value-type="string">
            <text:p>sal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i</text:p>
          </table:table-cell>
          <table:table-cell office:value-type="string">
            <text:p>ce1</text:p>
          </table:table-cell>
          <table:table-cell office:value-type="string">
            <text:p>c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rent</text:p>
          </table:table-cell>
          <table:table-cell office:value-type="string">
            <text:p>ferir</text:p>
          </table:table-cell>
          <table:table-cell office:value-type="string">
            <text:p>faire|fei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ure</text:p>
          </table:table-cell>
          <table:table-cell office:value-type="string">
            <text:p>doner</text:p>
          </table:table-cell>
          <table:table-cell office:value-type="string">
            <text:p>du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stinee</text:p>
          </table:table-cell>
          <table:table-cell office:value-type="string">
            <text:p>destrier1</text:p>
          </table:table-cell>
          <table:table-cell office:value-type="string">
            <text:p>destine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ames</text:p>
          </table:table-cell>
          <table:table-cell office:value-type="string">
            <text:p>ja+mais1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este</text:p>
          </table:table-cell>
          <table:table-cell office:value-type="string">
            <text:p>arester</text:p>
          </table:table-cell>
          <table:table-cell office:value-type="string">
            <text:p>icest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rte</text:p>
          </table:table-cell>
          <table:table-cell office:value-type="string">
            <text:p>estre1</text:p>
          </table:table-cell>
          <table:table-cell office:value-type="string">
            <text:p>pert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en2|ne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ra</text:p>
          </table:table-cell>
          <table:table-cell office:value-type="string">
            <text:p>servir</text:p>
          </table:table-cell>
          <table:table-cell office:value-type="string">
            <text:p>estre1|estre|saveir|se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storee</text:p>
          </table:table-cell>
          <table:table-cell office:value-type="string">
            <text:p>regarder</text:p>
          </table:table-cell>
          <table:table-cell office:value-type="string">
            <text:p>restor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rdue</text:p>
          </table:table-cell>
          <table:table-cell table:number-columns-repeated="2" office:value-type="string">
            <text:p>perd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office:value-type="string">
            <text:p>defend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tee</text:p>
          </table:table-cell>
          <table:table-cell table:number-columns-repeated="2" office:value-type="string">
            <text:p>je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le</text:p>
          </table:table-cell>
          <table:table-cell office:value-type="string">
            <text:p>en1+le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loit</text:p>
          </table:table-cell>
          <table:table-cell table:number-columns-repeated="2" office:value-type="string">
            <text:p>val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or4|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n</text:p>
          </table:table-cell>
          <table:table-cell office:value-type="string">
            <text:p>ainc|ainz</text:p>
          </table:table-cell>
          <table:table-cell office:value-type="string">
            <text:p>fin2|f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or</text:p>
          </table:table-cell>
          <table:table-cell office:value-type="string">
            <text:p>jor</text:p>
          </table:table-cell>
          <table:table-cell office:value-type="string">
            <text:p>tor1|tor2|tor3|tor4|tor5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asee</text:p>
          </table:table-cell>
          <table:table-cell office:value-type="string">
            <text:p>issie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rancois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irent</text:p>
          </table:table-cell>
          <table:table-cell office:value-type="string">
            <text:p>öir</text:p>
          </table:table-cell>
          <table:table-cell office:value-type="string">
            <text:p>avoir|ö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i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or</text:p>
          </table:table-cell>
          <table:table-cell office:value-type="string">
            <text:p>lors</text:p>
          </table:table-cell>
          <table:table-cell office:value-type="string">
            <text:p>il|lor2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gree</text:p>
          </table:table-cell>
          <table:table-cell office:value-type="string">
            <text:p>après</text:p>
          </table:table-cell>
          <table:table-cell office:value-type="string">
            <text:p>agree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en1+le|l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anc</text:p>
          </table:table-cell>
          <table:table-cell office:value-type="string">
            <text:p>sanc</text:p>
          </table:table-cell>
          <table:table-cell office:value-type="string">
            <text:p>s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ras</text:p>
          </table:table-cell>
          <table:table-cell office:value-type="string">
            <text:p>pöoir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n</text:p>
          </table:table-cell>
          <table:table-cell table:number-columns-repeated="2" office:value-type="string">
            <text:p>ton4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cors1|cors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nnier</text:p>
          </table:table-cell>
          <table:table-cell office:value-type="string">
            <text:p>mangier</text:p>
          </table:table-cell>
          <table:table-cell office:value-type="string">
            <text:p>baign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avoir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s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ust</text:p>
          </table:table-cell>
          <table:table-cell office:value-type="string">
            <text:p>aler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ocier</text:p>
          </table:table-cell>
          <table:table-cell office:value-type="string">
            <text:p>couchier</text:p>
          </table:table-cell>
          <table:table-cell office:value-type="string">
            <text:p>corroc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de</text:p>
          </table:table-cell>
          <table:table-cell office:value-type="string">
            <text:p>&lt;nolem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antel</text:p>
          </table:table-cell>
          <table:table-cell office:value-type="string">
            <text:p>monter</text:p>
          </table:table-cell>
          <table:table-cell office:value-type="string">
            <text:p>mant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ist</text:p>
          </table:table-cell>
          <table:table-cell office:value-type="string">
            <text:p>metre2</text:p>
          </table:table-cell>
          <table:table-cell office:value-type="string">
            <text:p>manoir|metre|mett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cors1|cors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uchier</text:p>
          </table:table-cell>
          <table:table-cell office:value-type="string">
            <text:p>couchier</text:p>
          </table:table-cell>
          <table:table-cell office:value-type="string">
            <text:p>couch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r</text:p>
          </table:table-cell>
          <table:table-cell office:value-type="string">
            <text:p>sor2|sur1</text:p>
          </table:table-cell>
          <table:table-cell office:value-type="string">
            <text:p>&lt;nolem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oit</text:p>
          </table:table-cell>
          <table:table-cell office:value-type="string">
            <text:p>estult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avoir</text:p>
          </table:table-cell>
          <table:table-cell office:value-type="string">
            <text:p>&lt;unknown&gt;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coudez</text:p>
          </table:table-cell>
          <table:table-cell office:value-type="string">
            <text:p>atochier</text:p>
          </table:table-cell>
          <table:table-cell office:value-type="string">
            <text:p>&lt;nolem&gt;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office:value-type="string">
            <text:p>estre|fu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s</text:p>
          </table:table-cell>
          <table:table-cell table:number-columns-repeated="2" office:value-type="string">
            <text:p>fi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biles</text:p>
          </table:table-cell>
          <table:table-cell office:value-type="string">
            <text:p>novele</text:p>
          </table:table-cell>
          <table:table-cell office:value-type="string">
            <text:p>nobí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uautez</text:p>
          </table:table-cell>
          <table:table-cell office:value-type="string">
            <text:p>argenté</text:p>
          </table:table-cell>
          <table:table-cell office:value-type="string">
            <text:p>crüau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&lt;unknown&gt;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risa</text:p>
          </table:table-cell>
          <table:table-cell office:value-type="string">
            <text:p>prendre</text:p>
          </table:table-cell>
          <table:table-cell office:value-type="string">
            <text:p>prisi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i.</text:p>
          </table:table-cell>
          <table:table-cell office:value-type="string">
            <text:p>ci</text:p>
          </table:table-cell>
          <table:table-cell office:value-type="string">
            <text:p>j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niers</text:p>
          </table:table-cell>
          <table:table-cell table:number-columns-repeated="2" office:value-type="string">
            <text:p>den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naiez</text:p>
          </table:table-cell>
          <table:table-cell office:value-type="string">
            <text:p>onorer</text:p>
          </table:table-cell>
          <table:table-cell office:value-type="string">
            <text:p>&lt;unknown&gt;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sal</text:p>
          </table:table-cell>
          <table:table-cell office:value-type="string">
            <text:p>vivre</text:p>
          </table:table-cell>
          <table:table-cell office:value-type="string">
            <text:p>vassal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avoir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ist</text:p>
          </table:table-cell>
          <table:table-cell office:value-type="string">
            <text:p>avoir</text:p>
          </table:table-cell>
          <table:table-cell office:value-type="string">
            <text:p>aidier|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ele|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n</text:p>
          </table:table-cell>
          <table:table-cell table:number-columns-repeated="2" office:value-type="string">
            <text:p>ton4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xz</text:p>
          </table:table-cell>
          <table:table-cell office:value-type="string">
            <text:p>dieu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c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es</text:p>
          </table:table-cell>
          <table:table-cell office:value-type="string">
            <text:p>il</text:p>
          </table:table-cell>
          <table:table-cell office:value-type="string">
            <text:p>estre1|issir</text:p>
          </table:table-cell>
          <table:table-cell office:value-type="string">
            <text:p>DETdem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el</text:p>
          </table:table-cell>
          <table:table-cell office:value-type="string">
            <text:p>quel1</text:p>
          </table:table-cell>
          <table:table-cell office:value-type="string">
            <text:p>quel1|quel</text:p>
          </table:table-cell>
          <table:table-cell office:value-type="string">
            <text:p>DETint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entez</text:p>
          </table:table-cell>
          <table:table-cell office:value-type="string">
            <text:p>parenté</text:p>
          </table:table-cell>
          <table:table-cell office:value-type="string">
            <text:p>parent|pare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spont</text:p>
          </table:table-cell>
          <table:table-cell office:value-type="string">
            <text:p>peser</text:p>
          </table:table-cell>
          <table:table-cell office:value-type="string">
            <text:p>respondre1|respondre|respundre|répo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rez</text:p>
          </table:table-cell>
          <table:table-cell office:value-type="string">
            <text:p>öir</text:p>
          </table:table-cell>
          <table:table-cell office:value-type="string">
            <text:p>avoir|ö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ritez</text:p>
          </table:table-cell>
          <table:table-cell office:value-type="string">
            <text:p>verité</text:p>
          </table:table-cell>
          <table:table-cell office:value-type="string">
            <text:p>ver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&lt;unknown&gt;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pele</text:p>
          </table:table-cell>
          <table:table-cell office:value-type="string">
            <text:p>apeler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arin</text:p>
          </table:table-cell>
          <table:table-cell office:value-type="string">
            <text:p>garir|guarir|guerir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eregorz</text:p>
          </table:table-cell>
          <table:table-cell office:value-type="string">
            <text:p>berruiier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z</text:p>
          </table:table-cell>
          <table:table-cell office:value-type="string">
            <text:p>naistre</text:p>
          </table:table-cell>
          <table:table-cell office:value-type="string">
            <text:p>naistre|nasqu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uz</text:p>
          </table:table-cell>
          <table:table-cell office:value-type="string">
            <text:p>ainc|ainz</text:p>
          </table:table-cell>
          <table:table-cell office:value-type="string">
            <text:p>fief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.i.</text:p>
          </table:table-cell>
          <table:table-cell office:value-type="string">
            <text:p>ci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vasor</text:p>
          </table:table-cell>
          <table:table-cell office:value-type="string">
            <text:p>laissier</text:p>
          </table:table-cell>
          <table:table-cell office:value-type="string">
            <text:p>vavassor</text:p>
          </table:table-cell>
          <table:table-cell office:value-type="string">
            <text:p>NOMpr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avoir|ö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n</text:p>
          </table:table-cell>
          <table:table-cell office:value-type="string">
            <text:p>nom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cere</text:p>
          </table:table-cell>
          <table:table-cell office:value-type="string">
            <text:p>more4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autre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r</text:p>
          </table:table-cell>
          <table:table-cell office:value-type="string">
            <text:p>jor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ui</text:p>
          </table:table-cell>
          <table:table-cell office:value-type="string">
            <text:p>estre1</text:p>
          </table:table-cell>
          <table:table-cell office:value-type="string">
            <text:p>estre1|fu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mes</text:p>
          </table:table-cell>
          <table:table-cell office:value-type="string">
            <text:p>prometre</text:p>
          </table:table-cell>
          <table:table-cell office:value-type="string">
            <text:p>pri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vel</text:p>
          </table:table-cell>
          <table:table-cell office:value-type="string">
            <text:p>novel</text:p>
          </table:table-cell>
          <table:table-cell office:value-type="string">
            <text:p>nov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bez</text:p>
          </table:table-cell>
          <table:table-cell office:value-type="string">
            <text:p>adober</text:p>
          </table:table-cell>
          <table:table-cell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ba</text:p>
          </table:table-cell>
          <table:table-cell office:value-type="string">
            <text:p>avoir</text:p>
          </table:table-cell>
          <table:table-cell office:value-type="string">
            <text:p>adob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Karles</text:p>
          </table:table-cell>
          <table:table-cell office:value-type="string">
            <text:p>charles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fort</text:p>
          </table:table-cell>
          <table:table-cell office:value-type="string">
            <text:p>ADJqua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ois</text:p>
          </table:table-cell>
          <table:table-cell office:value-type="string">
            <text:p>bois</text:p>
          </table:table-cell>
          <table:table-cell office:value-type="string">
            <text:p>roi2|rois1|rois2|roix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onez</text:p>
          </table:table-cell>
          <table:table-cell office:value-type="string">
            <text:p>corage</text:p>
          </table:table-cell>
          <table:table-cell office:value-type="string">
            <text:p>coroner|couronn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n</text:p>
          </table:table-cell>
          <table:table-cell office:value-type="string">
            <text:p>avoir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ie</text:p>
          </table:table-cell>
          <table:table-cell office:value-type="string">
            <text:p>voiz</text:p>
          </table:table-cell>
          <table:table-cell office:value-type="string">
            <text:p>voi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sez</text:p>
          </table:table-cell>
          <table:table-cell office:value-type="string">
            <text:p>user</text:p>
          </table:table-cell>
          <table:table-cell office:value-type="string">
            <text:p>assez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voir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iez</text:p>
          </table:table-cell>
          <table:table-cell office:value-type="string">
            <text:p>croiz</text:p>
          </table:table-cell>
          <table:table-cell office:value-type="string">
            <text:p>pr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srenier</text:p>
          </table:table-cell>
          <table:table-cell office:value-type="string">
            <text:p>dessevrer</text:p>
          </table:table-cell>
          <table:table-cell office:value-type="string">
            <text:p>&lt;unknown&gt;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ro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s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i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voiez</text:p>
          </table:table-cell>
          <table:table-cell office:value-type="string">
            <text:p>escouter</text:p>
          </table:table-cell>
          <table:table-cell office:value-type="string">
            <text:p>envo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il</text:p>
          </table:table-cell>
          <table:table-cell office:value-type="string">
            <text:p>&lt;unknown&gt;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roi</text:p>
          </table:table-cell>
          <table:table-cell office:value-type="string">
            <text:p>ferir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es</text:p>
          </table:table-cell>
          <table:table-cell office:value-type="string">
            <text:p>il</text:p>
          </table:table-cell>
          <table:table-cell office:value-type="string">
            <text:p>estre1|issir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ssez</text:p>
          </table:table-cell>
          <table:table-cell office:value-type="string">
            <text:p>assez</text:p>
          </table:table-cell>
          <table:table-cell office:value-type="string">
            <text:p>ose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te</text:p>
          </table:table-cell>
          <table:table-cell table:number-columns-repeated="2"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nellement</text:p>
          </table:table-cell>
          <table:table-cell office:value-type="string">
            <text:p>isnelement</text:p>
          </table:table-cell>
          <table:table-cell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i</text:p>
          </table:table-cell>
          <table:table-cell office:value-type="string">
            <text:p>nevo</text:p>
          </table:table-cell>
          <table:table-cell office:value-type="string">
            <text:p>&lt;nolem&gt;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moreiz</text:p>
          </table:table-cell>
          <table:table-cell office:value-type="string">
            <text:p>destroit</text:p>
          </table:table-cell>
          <table:table-cell office:value-type="string">
            <text:p>demourer</text:p>
          </table:table-cell>
          <table:table-cell office:value-type="string">
            <text:p>NOMcom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avoir</text:p>
          </table:table-cell>
          <table:table-cell office:value-type="string">
            <text:p>&lt;unknown&gt;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.i.</text:p>
          </table:table-cell>
          <table:table-cell office:value-type="string">
            <text:p>ci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is</text:p>
          </table:table-cell>
          <table:table-cell office:value-type="string">
            <text:p>qui+il</text:p>
          </table:table-cell>
          <table:table-cell office:value-type="string">
            <text:p>ris1|ris2|ris3|roi3</text:p>
          </table:table-cell>
          <table:table-cell office:value-type="string">
            <text:p>PROrel.PROpe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egez</text:p>
          </table:table-cell>
          <table:table-cell office:value-type="string">
            <text:p>lever</text:p>
          </table:table-cell>
          <table:table-cell office:value-type="string">
            <text:p>&lt;unknown&gt;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arin</text:p>
          </table:table-cell>
          <table:table-cell office:value-type="string">
            <text:p>paris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office:value-type="string">
            <text:p>par</text:p>
          </table:table-cell>
          <table:table-cell office:value-type="string">
            <text:p>car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mon1</text:p>
          </table:table-cell>
          <table:table-cell office:value-type="string">
            <text:p>je|moi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or4|o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>
            <text:p>garde</text:p>
          </table:table-cell>
          <table:table-cell office:value-type="string">
            <text:p>gard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je|mo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eler</text:p>
          </table:table-cell>
          <table:table-cell office:value-type="string">
            <text:p>cel</text:p>
          </table:table-cell>
          <table:table-cell office:value-type="string">
            <text:p>celer1|celer2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oi</text:p>
          </table:table-cell>
          <table:table-cell office:value-type="string">
            <text:p>coi2</text:p>
          </table:table-cell>
          <table:table-cell office:value-type="string">
            <text:p>coi2|co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i</text:p>
          </table:table-cell>
          <table:table-cell office:value-type="string">
            <text:p>ne1</text:p>
          </table:table-cell>
          <table:table-cell office:value-type="string">
            <text:p>&lt;nolem&gt;</text:p>
          </table:table-cell>
          <table:table-cell office:value-type="string">
            <text:p>ADVne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nu</text:p>
          </table:table-cell>
          <table:table-cell table:number-columns-repeated="2" office:value-type="string">
            <text:p>venir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ele|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urez</text:p>
          </table:table-cell>
          <table:table-cell office:value-type="string">
            <text:p>adober</text:p>
          </table:table-cell>
          <table:table-cell office:value-type="string">
            <text:p>adurer2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&lt;nolem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dotez</text:p>
          </table:table-cell>
          <table:table-cell office:value-type="string">
            <text:p>redoter1</text:p>
          </table:table-cell>
          <table:table-cell office:value-type="string">
            <text:p>redoter1|redo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rart</text:p>
          </table:table-cell>
          <table:table-cell office:value-type="string">
            <text:p>girard</text:p>
          </table:table-cell>
          <table:table-cell office:value-type="string">
            <text:p>&lt;nolem&gt;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didier</text:p>
          </table:table-cell>
          <table:table-cell office:value-type="string">
            <text:p>mençogne</text:p>
          </table:table-cell>
          <table:table-cell office:value-type="string">
            <text:p>&lt;nolem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o|où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losez</text:p>
          </table:table-cell>
          <table:table-cell office:value-type="string">
            <text:p>aloser</text:p>
          </table:table-cell>
          <table:table-cell office:value-type="string">
            <text:p>al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office:value-type="string">
            <text:p>par</text:p>
          </table:table-cell>
          <table:table-cell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avoir|de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2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otez</text:p>
          </table:table-cell>
          <table:table-cell office:value-type="string">
            <text:p>ajutez</text:p>
          </table:table-cell>
          <table:table-cell office:value-type="string">
            <text:p>&lt;unknown&gt;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&lt;nolem&gt;</text:p>
          </table:table-cell>
          <table:table-cell office:value-type="string">
            <text:p>DETpo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l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m</text:p>
          </table:table-cell>
          <table:table-cell office:value-type="string">
            <text:p>ce1</text:p>
          </table:table-cell>
          <table:table-cell office:value-type="string">
            <text:p>dont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ure</text:p>
          </table:table-cell>
          <table:table-cell office:value-type="string">
            <text:p>corir</text:p>
          </table:table-cell>
          <table:table-cell office:value-type="string">
            <text:p>cure|cur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estre1|savoir|siv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i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voiez</text:p>
          </table:table-cell>
          <table:table-cell office:value-type="string">
            <text:p>atochier</text:p>
          </table:table-cell>
          <table:table-cell office:value-type="string">
            <text:p>envo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il</text:p>
          </table:table-cell>
          <table:table-cell office:value-type="string">
            <text:p>&lt;unknown&gt;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roi</text:p>
          </table:table-cell>
          <table:table-cell office:value-type="string">
            <text:p>ferir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es</text:p>
          </table:table-cell>
          <table:table-cell office:value-type="string">
            <text:p>il</text:p>
          </table:table-cell>
          <table:table-cell office:value-type="string">
            <text:p>estre1|issir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ssez</text:p>
          </table:table-cell>
          <table:table-cell office:value-type="string">
            <text:p>assez</text:p>
          </table:table-cell>
          <table:table-cell office:value-type="string">
            <text:p>ose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ar</text:p>
          </table:table-cell>
          <table:table-cell office:value-type="string">
            <text:p>par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cel</text:p>
          </table:table-cell>
          <table:table-cell office:value-type="string">
            <text:p>icel</text:p>
          </table:table-cell>
          <table:table-cell office:value-type="string">
            <text:p>icel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postre</text:p>
          </table:table-cell>
          <table:table-cell office:value-type="string">
            <text:p>prestre</text:p>
          </table:table-cell>
          <table:table-cell office:value-type="string">
            <text:p>apostle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iert</text:p>
          </table:table-cell>
          <table:table-cell office:value-type="string">
            <text:p>cuidier1</text:p>
          </table:table-cell>
          <table:table-cell office:value-type="string">
            <text:p>que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2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rumprez</text:p>
          </table:table-cell>
          <table:table-cell office:value-type="string">
            <text:p>atemprer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le</text:p>
          </table:table-cell>
          <table:table-cell office:value-type="string">
            <text:p>&lt;unknown&gt;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roi</text:p>
          </table:table-cell>
          <table:table-cell office:value-type="string">
            <text:p>croiz</text:p>
          </table:table-cell>
          <table:table-cell office:value-type="string">
            <text:p>aler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1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.ii.</text:p>
          </table:table-cell>
          <table:table-cell office:value-type="string">
            <text:p>qui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stez</text:p>
          </table:table-cell>
          <table:table-cell office:value-type="string">
            <text:p>costé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berruiier</text:p>
          </table:table-cell>
          <table:table-cell office:value-type="string">
            <text:p>&lt;unknown&gt;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ies</text:p>
          </table:table-cell>
          <table:table-cell office:value-type="string">
            <text:p>ocire</text:p>
          </table:table-cell>
          <table:table-cell office:value-type="string">
            <text:p>griès2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2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office:value-type="string">
            <text:p>estre|fu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riez</text:p>
          </table:table-cell>
          <table:table-cell office:value-type="string">
            <text:p>aler</text:p>
          </table:table-cell>
          <table:table-cell office:value-type="string">
            <text:p>aler|iraistre|iri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nc</text:p>
          </table:table-cell>
          <table:table-cell office:value-type="string">
            <text:p>avoir</text:p>
          </table:table-cell>
          <table:table-cell office:value-type="string">
            <text:p>adonc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spondu</text:p>
          </table:table-cell>
          <table:table-cell office:value-type="string">
            <text:p>respondre1</text:p>
          </table:table-cell>
          <table:table-cell office:value-type="string">
            <text:p>respondre1|respondre|respundre</text:p>
          </table:table-cell>
          <table:table-cell office:value-type="string">
            <text:p>NOMpro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m</text:p>
          </table:table-cell>
          <table:table-cell office:value-type="string">
            <text:p>ce1</text:p>
          </table:table-cell>
          <table:table-cell office:value-type="string">
            <text:p>com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ir</text:p>
          </table:table-cell>
          <table:table-cell office:value-type="string">
            <text:p>öir</text:p>
          </table:table-cell>
          <table:table-cell office:value-type="string">
            <text:p>devoir|os3|ö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rez</text:p>
          </table:table-cell>
          <table:table-cell office:value-type="string">
            <text:p>doré</text:p>
          </table:table-cell>
          <table:table-cell office:value-type="string">
            <text:p>pö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a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mien</text:p>
          </table:table-cell>
          <table:table-cell office:value-type="string">
            <text:p>PROper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oi</text:p>
          </table:table-cell>
          <table:table-cell office:value-type="string">
            <text:p>poi</text:p>
          </table:table-cell>
          <table:table-cell office:value-type="string">
            <text:p>foi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arin</text:p>
          </table:table-cell>
          <table:table-cell office:value-type="string">
            <text:p>paris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</text:p>
          </table:table-cell>
          <table:table-cell office:value-type="string">
            <text:p>cel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ches</text:p>
          </table:table-cell>
          <table:table-cell office:value-type="string">
            <text:p>sachier2</text:p>
          </table:table-cell>
          <table:table-cell office:value-type="string">
            <text:p>savoir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rtez</text:p>
          </table:table-cell>
          <table:table-cell office:value-type="string">
            <text:p>vëoir</text:p>
          </table:table-cell>
          <table:table-cell office:value-type="string">
            <text:p>verité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PRE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uis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celle</text:p>
          </table:table-cell>
          <table:table-cell office:value-type="string">
            <text:p>icel</text:p>
          </table:table-cell>
          <table:table-cell office:value-type="string">
            <text:p>icel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ore1|ore2|ore3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ui</text:p>
          </table:table-cell>
          <table:table-cell office:value-type="string">
            <text:p>estre1</text:p>
          </table:table-cell>
          <table:table-cell office:value-type="string">
            <text:p>estre1|fu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bez</text:p>
          </table:table-cell>
          <table:table-cell office:value-type="string">
            <text:p>adober</text:p>
          </table:table-cell>
          <table:table-cell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en2|ne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oste</text:p>
          </table:table-cell>
          <table:table-cell office:value-type="string">
            <text:p>joste2</text:p>
          </table:table-cell>
          <table:table-cell office:value-type="string">
            <text:p>joste2|jost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ome</text:p>
          </table:table-cell>
          <table:table-cell office:value-type="string">
            <text:p>on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s</text:p>
          </table:table-cell>
          <table:table-cell office:value-type="string">
            <text:p>pas</text:p>
          </table:table-cell>
          <table:table-cell office:value-type="string">
            <text:p>bas</text:p>
          </table:table-cell>
          <table:table-cell office:value-type="string">
            <text:p>ADVneg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arentez</text:p>
          </table:table-cell>
          <table:table-cell office:value-type="string">
            <text:p>parenté</text:p>
          </table:table-cell>
          <table:table-cell office:value-type="string">
            <text:p>parent|pare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office:value-type="string">
            <text:p>estre|fu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ois</text:p>
          </table:table-cell>
          <table:table-cell office:value-type="string">
            <text:p>bois</text:p>
          </table:table-cell>
          <table:table-cell office:value-type="string">
            <text:p>roi2|rois1|rois2|roix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o|où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nte</text:p>
          </table:table-cell>
          <table:table-cell office:value-type="string">
            <text:p>conte1</text:p>
          </table:table-cell>
          <table:table-cell office:value-type="string">
            <text:p>cont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en1+le|l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mirant</text:p>
          </table:table-cell>
          <table:table-cell office:value-type="string">
            <text:p>esprendre2</text:p>
          </table:table-cell>
          <table:table-cell office:value-type="string">
            <text:p>amiral|amirant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lamez</text:p>
          </table:table-cell>
          <table:table-cell table:number-columns-repeated="2" office:value-type="string">
            <text:p>cla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e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cis</text:p>
          </table:table-cell>
          <table:table-cell office:value-type="string">
            <text:p>ocire</text:p>
          </table:table-cell>
          <table:table-cell office:value-type="string">
            <text:p>oci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i</text:p>
          </table:table-cell>
          <table:table-cell office:value-type="string">
            <text:p>poi</text:p>
          </table:table-cell>
          <table:table-cell office:value-type="string">
            <text:p>c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ra</text:p>
          </table:table-cell>
          <table:table-cell office:value-type="string">
            <text:p>servir</text:p>
          </table:table-cell>
          <table:table-cell office:value-type="string">
            <text:p>estre1|estre|saveir|seoi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s</text:p>
          </table:table-cell>
          <table:table-cell office:value-type="string">
            <text:p>prendre</text:p>
          </table:table-cell>
          <table:table-cell office:value-type="string">
            <text:p>pris1|pris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tez</text:p>
          </table:table-cell>
          <table:table-cell table:number-columns-repeated="2"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rtes</text:p>
          </table:table-cell>
          <table:table-cell office:value-type="string">
            <text:p>estre1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inz</text:p>
          </table:table-cell>
          <table:table-cell office:value-type="string">
            <text:p>ainc|ainz</text:p>
          </table:table-cell>
          <table:table-cell office:value-type="string">
            <text:p>ainc|ainz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eroi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idement</text:p>
          </table:table-cell>
          <table:table-cell office:value-type="string">
            <text:p>hardement</text:p>
          </table:table-cell>
          <table:table-cell office:value-type="string">
            <text:p>lai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ilez</text:p>
          </table:table-cell>
          <table:table-cell office:value-type="string">
            <text:p>avoir</text:p>
          </table:table-cell>
          <table:table-cell office:value-type="string">
            <text:p>aviler|avill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u</text:p>
          </table:table-cell>
          <table:table-cell office:value-type="string">
            <text:p>avoir</text:p>
          </table:table-cell>
          <table:table-cell office:value-type="string">
            <text:p>a+le|l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z</text:p>
          </table:table-cell>
          <table:table-cell office:value-type="string">
            <text:p>fil2</text:p>
          </table:table-cell>
          <table:table-cell office:value-type="string">
            <text:p>fil2|fiu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vasor</text:p>
          </table:table-cell>
          <table:table-cell office:value-type="string">
            <text:p>laissie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oie</text:p>
          </table:table-cell>
          <table:table-cell office:value-type="string">
            <text:p>guiier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llez</text:p>
          </table:table-cell>
          <table:table-cell office:value-type="string">
            <text:p>mesler</text:p>
          </table:table-cell>
          <table:table-cell office:value-type="string">
            <text:p>med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&lt;nolem&gt;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</text:p>
          </table:table-cell>
          <table:table-cell office:value-type="string">
            <text:p>ci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oi</text:p>
          </table:table-cell>
          <table:table-cell office:value-type="string">
            <text:p>ferir</text:p>
          </table:table-cell>
          <table:table-cell office:value-type="string">
            <text:p>faire|fei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en2|ne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s</text:p>
          </table:table-cell>
          <table:table-cell office:value-type="string">
            <text:p>faire|feire|fere</text:p>
          </table:table-cell>
          <table:table-cell office:value-type="string">
            <text:p>faire|fei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home</text:p>
          </table:table-cell>
          <table:table-cell office:value-type="string">
            <text:p>on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z</text:p>
          </table:table-cell>
          <table:table-cell office:value-type="string">
            <text:p>naistre</text:p>
          </table:table-cell>
          <table:table-cell office:value-type="string">
            <text:p>naistre|nasqu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endroit</text:p>
          </table:table-cell>
          <table:table-cell office:value-type="string">
            <text:p>prendre</text:p>
          </table:table-cell>
          <table:table-cell office:value-type="string">
            <text:p>orendroit</text:p>
          </table:table-cell>
          <table:table-cell office:value-type="string">
            <text:p>VERcjg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teroi</text:p>
          </table:table-cell>
          <table:table-cell office:value-type="string">
            <text:p>monter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</text:p>
          </table:table-cell>
          <table:table-cell office:value-type="string">
            <text:p>o3</text:p>
          </table:table-cell>
          <table:table-cell office:value-type="string">
            <text:p>o3|où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aucen</text:p>
          </table:table-cell>
          <table:table-cell office:value-type="string">
            <text:p>batisier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melez</text:p>
          </table:table-cell>
          <table:table-cell office:value-type="string">
            <text:p>croler</text:p>
          </table:table-cell>
          <table:table-cell office:value-type="string">
            <text:p>pomel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roi</text:p>
          </table:table-cell>
          <table:table-cell office:value-type="string">
            <text:p>arc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ul</text:p>
          </table:table-cell>
          <table:table-cell office:value-type="string">
            <text:p>coup</text:p>
          </table:table-cell>
          <table:table-cell office:value-type="string">
            <text:p>co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bon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tez</text:p>
          </table:table-cell>
          <table:table-cell office:value-type="string">
            <text:p>cité</text:p>
          </table:table-cell>
          <table:table-cell office:value-type="string">
            <text:p>&lt;unknown&gt;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je|moi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eroi</text:p>
          </table:table-cell>
          <table:table-cell office:value-type="string">
            <text:p>merci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er</text:p>
          </table:table-cell>
          <table:table-cell office:value-type="string">
            <text:p>chief1</text:p>
          </table:table-cell>
          <table:table-cell office:value-type="string">
            <text:p>chë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ez</text:p>
          </table:table-cell>
          <table:table-cell office:value-type="string">
            <text:p>pré</text:p>
          </table:table-cell>
          <table:table-cell office:value-type="string">
            <text:p>gre|gré</text:p>
          </table:table-cell>
          <table:table-cell office:value-type="string">
            <text:p>VERp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is</text:p>
          </table:table-cell>
          <table:table-cell office:value-type="string">
            <text:p>pais</text:p>
          </table:table-cell>
          <table:table-cell office:value-type="string">
            <text:p>puis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en</text:p>
          </table:table-cell>
          <table:table-cell table:number-columns-repeated="2" office:value-type="string">
            <text:p>prendre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ucen</text:p>
          </table:table-cell>
          <table:table-cell office:value-type="string">
            <text:p>batisier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'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mmaene</text:p>
          </table:table-cell>
          <table:table-cell office:value-type="string">
            <text:p>amener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</text:p>
          </table:table-cell>
          <table:table-cell office:value-type="string">
            <text:p>avoir</text:p>
          </table:table-cell>
          <table:table-cell office:value-type="string">
            <text:p>a+le|l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rez</text:p>
          </table:table-cell>
          <table:table-cell office:value-type="string">
            <text:p>tüer</text:p>
          </table:table-cell>
          <table:table-cell office:value-type="string">
            <text:p>trait|tref2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il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ac</text:p>
          </table:table-cell>
          <table:table-cell office:value-type="string">
            <text:p>faire|feire|fere</text:p>
          </table:table-cell>
          <table:table-cell office:value-type="string">
            <text:p>faire|farre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e</text:p>
          </table:table-cell>
          <table:table-cell office:value-type="string">
            <text:p>cel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e</text:p>
          </table:table-cell>
          <table:table-cell office:value-type="string">
            <text:p>cel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ra</text:p>
          </table:table-cell>
          <table:table-cell office:value-type="string">
            <text:p>servir</text:p>
          </table:table-cell>
          <table:table-cell office:value-type="string">
            <text:p>estre1|estre|saveir|seoi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mitiez</text:p>
          </table:table-cell>
          <table:table-cell office:value-type="string">
            <text:p>batisier</text:p>
          </table:table-cell>
          <table:table-cell office:value-type="string">
            <text:p>&lt;unknown&gt;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spont</text:p>
          </table:table-cell>
          <table:table-cell office:value-type="string">
            <text:p>peser</text:p>
          </table:table-cell>
          <table:table-cell office:value-type="string">
            <text:p>respondre1|respondre|respundre|répond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olie</text:p>
          </table:table-cell>
          <table:table-cell office:value-type="string">
            <text:p>folie2</text:p>
          </table:table-cell>
          <table:table-cell office:value-type="string">
            <text:p>folie1|folie2|foull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lez</text:p>
          </table:table-cell>
          <table:table-cell table:number-columns-repeated="2" office:value-type="string">
            <text:p>par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&lt;nolem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us</text:p>
          </table:table-cell>
          <table:table-cell office:value-type="string">
            <text:p>deus</text:p>
          </table:table-cell>
          <table:table-cell office:value-type="string">
            <text:p>ous2|vos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illez</text:p>
          </table:table-cell>
          <table:table-cell office:value-type="string">
            <text:p>voloir</text:p>
          </table:table-cell>
          <table:table-cell office:value-type="string">
            <text:p>veillier2|vol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o|où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no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destrier1|destri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mon1</text:p>
          </table:table-cell>
          <table:table-cell office:value-type="string">
            <text:p>je|mo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eirez</text:p>
          </table:table-cell>
          <table:table-cell office:value-type="string">
            <text:p>laissier</text:p>
          </table:table-cell>
          <table:table-cell office:value-type="string">
            <text:p>&lt;unknown&gt;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erdroiz</text:p>
          </table:table-cell>
          <table:table-cell office:value-type="string">
            <text:p>vergoigne</text:p>
          </table:table-cell>
          <table:table-cell office:value-type="string">
            <text:p>perd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teste</text:p>
          </table:table-cell>
          <table:table-cell office:value-type="string">
            <text:p>teste|texte|tist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s</text:p>
          </table:table-cell>
          <table:table-cell office:value-type="string">
            <text:p>vivre</text:p>
          </table:table-cell>
          <table:table-cell office:value-type="string">
            <text:p>vis|viz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ni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ous2|vos1|v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ndez</text:p>
          </table:table-cell>
          <table:table-cell table:number-columns-repeated="2" office:value-type="string">
            <text:p>rend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&lt;unknown&gt;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berruiier</text:p>
          </table:table-cell>
          <table:table-cell office:value-type="string">
            <text:p>&lt;unknown&gt;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orsenez</text:p>
          </table:table-cell>
          <table:table-cell office:value-type="string">
            <text:p>forsener</text:p>
          </table:table-cell>
          <table:table-cell office:value-type="string">
            <text:p>fors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arin</text:p>
          </table:table-cell>
          <table:table-cell office:value-type="string">
            <text:p>garir|guarir|guerir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office:value-type="string">
            <text:p>le</text:p>
          </table:table-cell>
          <table:table-cell office:value-type="string">
            <text:p>&lt;unknown&gt;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i</text:p>
          </table:table-cell>
          <table:table-cell office:value-type="string">
            <text:p>loi3</text:p>
          </table:table-cell>
          <table:table-cell office:value-type="string">
            <text:p>l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voi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arl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hardi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es</text:p>
          </table:table-cell>
          <table:table-cell office:value-type="string">
            <text:p>cel|cest</text:p>
          </table:table-cell>
          <table:table-cell office:value-type="string">
            <text:p>estre1|issir</text:p>
          </table:table-cell>
          <table:table-cell office:value-type="string">
            <text:p>DETdem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mbatre</text:p>
          </table:table-cell>
          <table:table-cell office:value-type="string">
            <text:p>comander</text:p>
          </table:table-cell>
          <table:table-cell office:value-type="string">
            <text:p>combatre|entrecombat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iuz</text:p>
          </table:table-cell>
          <table:table-cell office:value-type="string">
            <text:p>mieus</text:p>
          </table:table-cell>
          <table:table-cell office:value-type="string">
            <text:p>mieus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aiz</text:p>
          </table:table-cell>
          <table:table-cell office:value-type="string">
            <text:p>foiz</text:p>
          </table:table-cell>
          <table:table-cell office:value-type="string">
            <text:p>faire|fei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mer</text:p>
          </table:table-cell>
          <table:table-cell office:value-type="string">
            <text:p>amer1</text:p>
          </table:table-cell>
          <table:table-cell office:value-type="string">
            <text:p>amer1|am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homet</text:p>
          </table:table-cell>
          <table:table-cell office:value-type="string">
            <text:p>mahumet</text:p>
          </table:table-cell>
          <table:table-cell office:value-type="string">
            <text:p>maho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2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office:value-type="string">
            <text:p>ton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que2|que3|que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lamer</text:p>
          </table:table-cell>
          <table:table-cell office:value-type="string">
            <text:p>clamer</text:p>
          </table:table-cell>
          <table:table-cell office:value-type="string">
            <text:p>blasmer</text:p>
          </table:table-cell>
          <table:table-cell office:value-type="string">
            <text:p>NOMpr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&lt;nolem&gt;</text:p>
          </table:table-cell>
          <table:table-cell office:value-type="string">
            <text:p>DETpo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s</text:p>
          </table:table-cell>
          <table:table-cell office:value-type="string">
            <text:p>pas</text:p>
          </table:table-cell>
          <table:table-cell office:value-type="string">
            <text:p>bas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home</text:p>
          </table:table-cell>
          <table:table-cell office:value-type="string">
            <text:p>on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en2|ne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li</text:p>
          </table:table-cell>
          <table:table-cell office:value-type="string">
            <text:p>voloir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nc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ar</text:p>
          </table:table-cell>
          <table:table-cell office:value-type="string">
            <text:p>par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cie</text:p>
          </table:table-cell>
          <table:table-cell office:value-type="string">
            <text:p>ocire</text:p>
          </table:table-cell>
          <table:table-cell office:value-type="string">
            <text:p>oci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n</text:p>
          </table:table-cell>
          <table:table-cell office:value-type="string">
            <text:p>mie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vroit</text:p>
          </table:table-cell>
          <table:table-cell table:number-columns-repeated="2" office:value-type="string">
            <text:p>de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es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ames</text:p>
          </table:table-cell>
          <table:table-cell office:value-type="string">
            <text:p>ja+mais1</text:p>
          </table:table-cell>
          <table:table-cell office:value-type="string">
            <text:p>jamais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vraie</text:p>
          </table:table-cell>
          <table:table-cell office:value-type="string">
            <text:p>avril</text:p>
          </table:table-cell>
          <table:table-cell office:value-type="string">
            <text:p>&lt;nolem&gt;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nor</text:p>
          </table:table-cell>
          <table:table-cell office:value-type="string">
            <text:p>avoir</text:p>
          </table:table-cell>
          <table:table-cell office:value-type="string">
            <text:p>anor|onor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u</text:p>
          </table:table-cell>
          <table:table-cell office:value-type="string">
            <text:p>nos1</text:p>
          </table:table-cell>
          <table:table-cell office:value-type="string">
            <text:p>nuir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e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ier</text:p>
          </table:table-cell>
          <table:table-cell office:value-type="string">
            <text:p>pomier</text:p>
          </table:table-cell>
          <table:table-cell office:value-type="string">
            <text:p>querre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ler</text:p>
          </table:table-cell>
          <table:table-cell office:value-type="string">
            <text:p>coler1</text:p>
          </table:table-cell>
          <table:table-cell office:value-type="string">
            <text:p>celer1|celer2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&lt;nolem&gt;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</text:p>
          </table:table-cell>
          <table:table-cell office:value-type="string">
            <text:p>avoir</text:p>
          </table:table-cell>
          <table:table-cell office:value-type="string">
            <text:p>a+le|l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z</text:p>
          </table:table-cell>
          <table:table-cell office:value-type="string">
            <text:p>fil2</text:p>
          </table:table-cell>
          <table:table-cell office:value-type="string">
            <text:p>fil2|fiu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un</text:p>
          </table:table-cell>
          <table:table-cell office:value-type="string">
            <text:p>donc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avasor</text:p>
          </table:table-cell>
          <table:table-cell office:value-type="string">
            <text:p>laissie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re</text:p>
          </table:table-cell>
          <table:table-cell office:value-type="string">
            <text:p>ire</text:p>
          </table:table-cell>
          <table:table-cell office:value-type="string">
            <text:p>arer|estre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nu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&lt;nolem&gt;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l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e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oil</text:p>
          </table:table-cell>
          <table:table-cell office:value-type="string">
            <text:p>voloir</text:p>
          </table:table-cell>
          <table:table-cell office:value-type="string">
            <text:p>valoir|veillier2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eignor</text:p>
          </table:table-cell>
          <table:table-cell office:value-type="string">
            <text:p>arapater</text:p>
          </table:table-cell>
          <table:table-cell office:value-type="string">
            <text:p>graigno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nor</text:p>
          </table:table-cell>
          <table:table-cell office:value-type="string">
            <text:p>avoir</text:p>
          </table:table-cell>
          <table:table-cell office:value-type="string">
            <text:p>anor|ono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streer</text:p>
          </table:table-cell>
          <table:table-cell office:value-type="string">
            <text:p>destrier1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&lt;nolem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</text:p>
          </table:table-cell>
          <table:table-cell office:value-type="string">
            <text:p>son4</text:p>
          </table:table-cell>
          <table:table-cell office:value-type="string">
            <text:p>son2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</text:p>
          </table:table-cell>
          <table:table-cell office:value-type="string">
            <text:p>cel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ucen</text:p>
          </table:table-cell>
          <table:table-cell office:value-type="string">
            <text:p>batisier</text:p>
          </table:table-cell>
          <table:table-cell office:value-type="string">
            <text:p>&lt;unknown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je|moi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ras</text:p>
          </table:table-cell>
          <table:table-cell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mon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'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laiseras</text:p>
          </table:table-cell>
          <table:table-cell office:value-type="string">
            <text:p>eschever|eschiver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ant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que2|que3|que</text:p>
          </table:table-cell>
          <table:table-cell office:value-type="string">
            <text:p>CONsub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uet</text:p>
          </table:table-cell>
          <table:table-cell office:value-type="string">
            <text:p>pöoir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andoner</text:p>
          </table:table-cell>
          <table:table-cell office:value-type="string">
            <text:p>genestier</text:p>
          </table:table-cell>
          <table:table-cell office:value-type="string">
            <text:p>randon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</text:p>
          </table:table-cell>
          <table:table-cell office:value-type="string">
            <text:p>il</text:p>
          </table:table-cell>
          <table:table-cell office:value-type="string">
            <text:p>&lt;unknown&gt;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je|moi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eroi</text:p>
          </table:table-cell>
          <table:table-cell office:value-type="string">
            <text:p>merci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ier</text:p>
          </table:table-cell>
          <table:table-cell office:value-type="string">
            <text:p>legier2</text:p>
          </table:table-cell>
          <table:table-cell office:value-type="string">
            <text:p>chë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e</text:p>
          </table:table-cell>
          <table:table-cell office:value-type="string">
            <text:p>or4</text:p>
          </table:table-cell>
          <table:table-cell office:value-type="string">
            <text:p>g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ser</text:p>
          </table:table-cell>
          <table:table-cell office:value-type="string">
            <text:p>verser1</text:p>
          </table:table-cell>
          <table:table-cell office:value-type="string">
            <text:p>verser1|verser2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2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uz</text:p>
          </table:table-cell>
          <table:table-cell office:value-type="string">
            <text:p>pöoir</text:p>
          </table:table-cell>
          <table:table-cell office:value-type="string">
            <text:p>pai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or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i</text:p>
          </table:table-cell>
          <table:table-cell office:value-type="string">
            <text:p>voiz</text:p>
          </table:table-cell>
          <table:table-cell office:value-type="string">
            <text:p>aler|vë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&lt;unknown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o|où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r</text:p>
          </table:table-cell>
          <table:table-cell office:value-type="string">
            <text:p>per</text:p>
          </table:table-cell>
          <table:table-cell office:value-type="string">
            <text:p>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rart</text:p>
          </table:table-cell>
          <table:table-cell office:value-type="string">
            <text:p>morir</text:p>
          </table:table-cell>
          <table:table-cell office:value-type="string">
            <text:p>&lt;nolem&gt;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didier</text:p>
          </table:table-cell>
          <table:table-cell office:value-type="string">
            <text:p>mençogne</text:p>
          </table:table-cell>
          <table:table-cell office:value-type="string">
            <text:p>&lt;nolem&gt;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oz</text:p>
          </table:table-cell>
          <table:table-cell office:value-type="string">
            <text:p>escu</text:p>
          </table:table-cell>
          <table:table-cell office:value-type="string">
            <text:p>&lt;nolem&gt;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ilemer</text:p>
          </table:table-cell>
          <table:table-cell office:value-type="string">
            <text:p>relever</text:p>
          </table:table-cell>
          <table:table-cell office:value-type="string">
            <text:p>&lt;nolem&gt;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&lt;nolem&gt;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danois</text:p>
          </table:table-cell>
          <table:table-cell office:value-type="string">
            <text:p>den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faire|fa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oer</text:p>
          </table:table-cell>
          <table:table-cell office:value-type="string">
            <text:p>löer1</text:p>
          </table:table-cell>
          <table:table-cell office:value-type="string">
            <text:p>löer1|löer2|löer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us</text:p>
          </table:table-cell>
          <table:table-cell office:value-type="string">
            <text:p>nos1</text:p>
          </table:table-cell>
          <table:table-cell office:value-type="string">
            <text:p>nu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i</text:p>
          </table:table-cell>
          <table:table-cell office:value-type="string">
            <text:p>nevo</text:p>
          </table:table-cell>
          <table:table-cell office:value-type="string">
            <text:p>&lt;nolem&gt;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se</text:p>
          </table:table-cell>
          <table:table-cell table:number-columns-repeated="2" office:value-type="string">
            <text:p>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en2|ne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ven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ler</text:p>
          </table:table-cell>
          <table:table-cell office:value-type="string">
            <text:p>aler</text:p>
          </table:table-cell>
          <table:table-cell office:value-type="string">
            <text:p>aler|foral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enge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.ii.</text:p>
          </table:table-cell>
          <table:table-cell office:value-type="string">
            <text:p>qui</text:p>
          </table:table-cell>
          <table:table-cell office:value-type="string">
            <text:p>&lt;unknown&gt;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or</text:p>
          </table:table-cell>
          <table:table-cell office:value-type="string">
            <text:p>lors</text:p>
          </table:table-cell>
          <table:table-cell office:value-type="string">
            <text:p>lor2|lor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cors1|cors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prover</text:p>
          </table:table-cell>
          <table:table-cell office:value-type="string">
            <text:p>esprover</text:p>
          </table:table-cell>
          <table:table-cell office:value-type="string">
            <text:p>aprover|esprov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ez</text:p>
          </table:table-cell>
          <table:table-cell office:value-type="string">
            <text:p>tierz</text:p>
          </table:table-cell>
          <table:table-cell office:value-type="string">
            <text:p>&lt;unknown&gt;</text:p>
          </table:table-cell>
          <table:table-cell office:value-type="string">
            <text:p>PROor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ni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rt</text:p>
          </table:table-cell>
          <table:table-cell office:value-type="string">
            <text:p>cart</text:p>
          </table:table-cell>
          <table:table-cell office:value-type="string">
            <text:p>c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en2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ra</text:p>
          </table:table-cell>
          <table:table-cell office:value-type="string">
            <text:p>servir</text:p>
          </table:table-cell>
          <table:table-cell office:value-type="string">
            <text:p>estre1|estre|saveir|se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fusez</text:p>
          </table:table-cell>
          <table:table-cell office:value-type="string">
            <text:p>reposer</text:p>
          </table:table-cell>
          <table:table-cell office:value-type="string">
            <text:p>refu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rtes</text:p>
          </table:table-cell>
          <table:table-cell office:value-type="string">
            <text:p>estre1</text:p>
          </table:table-cell>
          <table:table-cell office:value-type="string">
            <text:p>&lt;unknown&gt;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&lt;nolem&gt;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olie</text:p>
          </table:table-cell>
          <table:table-cell office:value-type="string">
            <text:p>folie2</text:p>
          </table:table-cell>
          <table:table-cell office:value-type="string">
            <text:p>folie1|folie2|foull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lez</text:p>
          </table:table-cell>
          <table:table-cell table:number-columns-repeated="2" office:value-type="string">
            <text:p>par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ilains</text:p>
          </table:table-cell>
          <table:table-cell office:value-type="string">
            <text:p>galdin</text:p>
          </table:table-cell>
          <table:table-cell office:value-type="string">
            <text:p>vila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ieça</text:p>
          </table:table-cell>
          <table:table-cell office:value-type="string">
            <text:p>pie</text:p>
          </table:table-cell>
          <table:table-cell office:value-type="string">
            <text:p>piec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ï</text:p>
          </table:table-cell>
          <table:table-cell office:value-type="string">
            <text:p>o4</text:p>
          </table:table-cell>
          <table:table-cell office:value-type="string">
            <text:p>öi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ez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</table:table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13/09/2016</text:date>, <text:time>13:2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9-13T13:23:29.14</dc:date>
    <meta:editing-duration>P1DT11H53M6S</meta:editing-duration>
    <meta:editing-cycles>579</meta:editing-cycles>
    <meta:generator>OpenOffice/4.0.1$Win32 OpenOffice.org_project/401m5$Build-9714</meta:generator>
    <dc:creator>Lucence ING</dc:creator>
    <meta:document-statistic meta:table-count="2" meta:cell-count="15765" meta:object-count="0"/>
  </office:meta>
</office:document-meta>
</file>